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04cm" svg:stroke-color="#000000" draw:marker-start-width="0.335cm" draw:marker-end-width="0.335cm" draw:fill="none" draw:textarea-vertical-align="middle" fo:padding-top="0.145cm" fo:padding-bottom="0.145cm" fo:padding-left="0.27cm" fo:padding-right="0.27cm"/>
    </style:style>
    <style:style style:name="gr2" style:family="graphic" style:parent-style-name="standard">
      <style:graphic-properties draw:fill="solid" draw:fill-color="#cc9900" draw:textarea-horizontal-align="justify" draw:textarea-vertical-align="middle" draw:auto-grow-height="false" fo:min-height="18.29cm" fo:min-width="18.04cm"/>
    </style:style>
    <style:style style:name="gr3" style:family="graphic" style:parent-style-name="standard">
      <style:graphic-properties draw:fill="solid" draw:fill-color="#cc9900" draw:textarea-horizontal-align="justify" draw:textarea-vertical-align="middle" draw:auto-grow-height="false" fo:min-height="0.09cm" fo:min-width="12.68cm"/>
    </style:style>
    <style:style style:name="gr4" style:family="graphic" style:parent-style-name="standard">
      <style:graphic-properties draw:fill="solid" draw:fill-color="#0000ff" draw:textarea-horizontal-align="justify" draw:textarea-vertical-align="middle" draw:auto-grow-height="false" fo:min-height="0cm" fo:min-width="0.133cm"/>
    </style:style>
    <style:style style:name="gr5" style:family="graphic" style:parent-style-name="standard">
      <style:graphic-properties draw:fill="solid" draw:fill-color="#ff0000" draw:textarea-horizontal-align="justify" draw:textarea-vertical-align="middle" draw:auto-grow-height="false" fo:min-height="0cm" fo:min-width="0.133cm"/>
    </style:style>
    <style:style style:name="gr6" style:family="graphic" style:parent-style-name="objectwithoutfill">
      <style:graphic-properties svg:stroke-width="0.02cm" svg:stroke-color="#000000" draw:marker-start-width="0.275cm" draw:marker-end-width="0.275cm" draw:fill="none" draw:textarea-vertical-align="middle" fo:padding-top="0.135cm" fo:padding-bottom="0.135cm" fo:padding-left="0.26cm" fo:padding-right="0.26cm"/>
    </style:style>
    <style:style style:name="gr7" style:family="graphic" style:parent-style-name="objectwithoutfill">
      <style:graphic-properties svg:stroke-width="0.04cm" svg:stroke-color="#000000" draw:marker-start-width="0.34cm" draw:marker-end-width="0.34cm" draw:fill="none" draw:textarea-vertical-align="middle" fo:padding-top="0.145cm" fo:padding-bottom="0.145cm" fo:padding-left="0.27cm" fo:padding-right="0.27cm"/>
    </style:style>
    <style:style style:name="gr8" style:family="graphic" style:parent-style-name="standard">
      <style:graphic-properties draw:fill="solid" draw:fill-color="#0000ff" draw:textarea-horizontal-align="justify" draw:textarea-vertical-align="middle" draw:auto-grow-height="false" fo:min-height="0cm" fo:min-width="0.11cm"/>
    </style:style>
    <style:style style:name="gr9" style:family="graphic" style:parent-style-name="standard">
      <style:graphic-properties draw:fill="solid" draw:fill-color="#0000ff" draw:textarea-horizontal-align="justify" draw:textarea-vertical-align="middle" draw:auto-grow-height="false" fo:min-height="0cm" fo:min-width="0.2cm"/>
    </style:style>
    <style:style style:name="gr10" style:family="graphic" style:parent-style-name="standard">
      <style:graphic-properties draw:stroke="none" svg:stroke-color="#000000" draw:fill="none" draw:fill-color="#ffffff" fo:min-height="0.589cm"/>
    </style:style>
    <style:style style:name="gr11" style:family="graphic" style:parent-style-name="standard">
      <style:graphic-properties draw:fill-color="#0000ff" draw:textarea-horizontal-align="justify" draw:textarea-vertical-align="middle" draw:auto-grow-height="false" fo:min-height="0cm" fo:min-width="0.094cm"/>
    </style:style>
    <style:style style:name="gr12" style:family="graphic" style:parent-style-name="standard">
      <style:graphic-properties draw:fill="solid" draw:fill-color="#ff0000" draw:textarea-horizontal-align="justify" draw:textarea-vertical-align="middle" draw:auto-grow-height="false" fo:min-height="0cm" fo:min-width="0.2cm"/>
    </style:style>
    <style:style style:name="gr13" style:family="graphic" style:parent-style-name="standard">
      <style:graphic-properties draw:fill="solid" draw:fill-color="#cc9900" draw:textarea-horizontal-align="justify" draw:textarea-vertical-align="middle" draw:auto-grow-height="false" fo:min-height="0.09cm" fo:min-width="13cm"/>
    </style:style>
    <style:style style:name="gr14" style:family="graphic" style:parent-style-name="standard">
      <style:graphic-properties draw:fill="solid" draw:fill-color="#cc9900" draw:textarea-horizontal-align="justify" draw:textarea-vertical-align="middle" draw:auto-grow-height="false" fo:min-height="2.683cm" fo:min-width="0cm"/>
    </style:style>
    <style:style style:name="gr15" style:family="graphic" style:parent-style-name="standard">
      <style:graphic-properties draw:fill="solid" draw:fill-color="#cc9900" draw:textarea-horizontal-align="justify" draw:textarea-vertical-align="middle" draw:auto-grow-height="false" fo:min-height="1.951cm" fo:min-width="0cm"/>
    </style:style>
    <style:style style:name="gr16" style:family="graphic" style:parent-style-name="standard">
      <style:graphic-properties draw:fill="solid" draw:fill-color="#cc9900" draw:textarea-horizontal-align="justify" draw:textarea-vertical-align="middle" draw:auto-grow-height="false" fo:min-height="2.119cm" fo:min-width="0cm"/>
    </style:style>
    <style:style style:name="gr17" style:family="graphic" style:parent-style-name="standard">
      <style:graphic-properties draw:fill="solid" draw:fill-color="#cc9900" draw:textarea-horizontal-align="justify" draw:textarea-vertical-align="middle" draw:auto-grow-height="false" fo:min-height="1.177cm" fo:min-width="0cm"/>
    </style:style>
    <style:style style:name="gr18" style:family="graphic" style:parent-style-name="standard">
      <style:graphic-properties draw:fill="solid" draw:fill-color="#cc9900" draw:textarea-horizontal-align="justify" draw:textarea-vertical-align="middle" draw:auto-grow-height="false" fo:min-height="1.95cm" fo:min-width="0cm"/>
    </style:style>
    <style:style style:name="gr19" style:family="graphic" style:parent-style-name="standard">
      <style:graphic-properties draw:fill="solid" draw:fill-color="#cc9900" draw:textarea-horizontal-align="justify" draw:textarea-vertical-align="middle" draw:auto-grow-height="false" fo:min-height="1.178cm" fo:min-width="0cm"/>
    </style:style>
    <style:style style:name="gr20" style:family="graphic" style:parent-style-name="standard">
      <style:graphic-properties svg:stroke-color="#000000" draw:fill="none" draw:textarea-horizontal-align="justify" draw:textarea-vertical-align="middle" draw:auto-grow-height="false" fo:min-height="15.09cm" fo:min-width="15.7cm"/>
    </style:style>
    <style:style style:name="gr21" style:family="graphic" style:parent-style-name="standard">
      <style:graphic-properties draw:stroke="none" svg:stroke-color="#000000" draw:fill="none" draw:fill-color="#ffffff" fo:min-height="0.276cm" fo:padding-top="0.1cm" fo:padding-bottom="0.1cm" fo:padding-left="0cm" fo:padding-right="0cm"/>
    </style:style>
    <style:style style:name="gr22" style:family="graphic" style:parent-style-name="standard">
      <style:graphic-properties draw:fill="solid" draw:fill-color="#cc9900" draw:textarea-horizontal-align="justify" draw:textarea-vertical-align="middle" draw:auto-grow-height="false" fo:min-height="0.146cm" fo:min-width="14.45cm"/>
    </style:style>
    <style:style style:name="gr23" style:family="graphic" style:parent-style-name="standard">
      <style:graphic-properties draw:fill="solid" draw:fill-color="#ff0000" draw:textarea-horizontal-align="justify" draw:textarea-vertical-align="middle" draw:auto-grow-height="false" fo:min-height="0cm" fo:min-width="0.134cm"/>
    </style:style>
    <style:style style:name="gr24" style:family="graphic" style:parent-style-name="standard">
      <style:graphic-properties draw:fill="solid" draw:fill-color="#0000ff" draw:textarea-horizontal-align="justify" draw:textarea-vertical-align="middle" draw:auto-grow-height="false" fo:min-height="0cm" fo:min-width="0cm"/>
    </style:style>
    <style:style style:name="gr25" style:family="graphic" style:parent-style-name="standard">
      <style:graphic-properties svg:stroke-color="#000000" draw:fill="none" draw:textarea-horizontal-align="justify" draw:textarea-vertical-align="middle" draw:auto-grow-height="false" fo:min-height="8.21cm" fo:min-width="15.09cm"/>
    </style:style>
    <style:style style:name="gr26" style:family="graphic" style:parent-style-name="standard">
      <style:graphic-properties draw:fill="solid" draw:fill-color="#cc9900" draw:textarea-horizontal-align="justify" draw:textarea-vertical-align="middle" draw:auto-grow-height="false" fo:min-height="6.75cm" fo:min-width="0cm"/>
    </style:style>
    <style:style style:name="gr27" style:family="graphic" style:parent-style-name="standard">
      <style:graphic-properties draw:fill="solid" draw:fill-color="#0000ff" draw:textarea-horizontal-align="justify" draw:textarea-vertical-align="middle" draw:auto-grow-height="false" fo:min-height="0cm" fo:min-width="0.064cm"/>
    </style:style>
    <style:style style:name="gr28" style:family="graphic" style:parent-style-name="standard">
      <style:graphic-properties draw:fill="solid" draw:fill-color="#ff0000" draw:textarea-horizontal-align="justify" draw:textarea-vertical-align="middle" draw:auto-grow-height="false" fo:min-height="0.13cm" fo:min-width="0.2cm"/>
    </style:style>
    <style:style style:name="gr29" style:family="graphic" style:parent-style-name="standard">
      <style:graphic-properties draw:fill="solid" draw:fill-color="#0000ff" draw:textarea-horizontal-align="justify" draw:textarea-vertical-align="middle" draw:auto-grow-height="false" fo:min-height="0cm" fo:min-width="0.028cm"/>
    </style:style>
    <style:style style:name="gr30" style:family="graphic" style:parent-style-name="standard">
      <style:graphic-properties draw:fill="solid" draw:fill-color="#0000ff" draw:textarea-horizontal-align="justify" draw:textarea-vertical-align="middle" draw:auto-grow-height="false" fo:min-height="0.031cm" fo:min-width="0.14cm"/>
    </style:style>
    <style:style style:name="gr31" style:family="graphic" style:parent-style-name="standard">
      <style:graphic-properties draw:fill="solid" draw:fill-color="#0000ff" draw:textarea-horizontal-align="justify" draw:textarea-vertical-align="middle" draw:auto-grow-height="false" fo:min-height="0cm" fo:min-width="0.134cm"/>
    </style:style>
    <style:style style:name="gr32" style:family="graphic" style:parent-style-name="standard">
      <style:graphic-properties svg:stroke-width="0.02cm" svg:stroke-color="#000000" draw:marker-start-width="0.26cm" draw:marker-end-width="0.26cm" draw:textarea-horizontal-align="justify" draw:textarea-vertical-align="middle" draw:auto-grow-height="false" fo:min-height="0cm" fo:min-width="0cm" fo:padding-top="0.135cm" fo:padding-bottom="0.135cm" fo:padding-left="0.26cm" fo:padding-right="0.26cm"/>
    </style:style>
    <style:style style:name="gr33" style:family="graphic" style:parent-style-name="standard">
      <style:graphic-properties draw:fill="solid" draw:fill-color="#ff0000" draw:textarea-horizontal-align="justify" draw:textarea-vertical-align="middle" draw:auto-grow-height="false" fo:min-height="0cm" fo:min-width="0.112cm"/>
    </style:style>
    <style:style style:name="gr34" style:family="graphic" style:parent-style-name="standard">
      <style:graphic-properties svg:stroke-color="#000000" draw:fill="none" draw:textarea-horizontal-align="justify" draw:textarea-vertical-align="middle" draw:auto-grow-height="false" fo:min-height="8.21cm" fo:min-width="15.7cm"/>
    </style:style>
    <style:style style:name="gr35" style:family="graphic" style:parent-style-name="standard">
      <style:graphic-properties draw:fill="solid" draw:fill-color="#0000ff" draw:textarea-horizontal-align="justify" draw:textarea-vertical-align="middle" draw:auto-grow-height="false" fo:min-height="0cm" fo:min-width="0.1cm"/>
    </style:style>
    <style:style style:name="gr36" style:family="graphic" style:parent-style-name="standard">
      <style:graphic-properties draw:textarea-horizontal-align="justify" draw:textarea-vertical-align="middle" draw:auto-grow-height="false" fo:min-height="0.08cm" fo:min-width="0cm"/>
    </style:style>
    <style:style style:name="P1" style:family="paragraph">
      <loext:graphic-properties draw:fill="none"/>
      <style:paragraph-properties fo:text-align="center"/>
    </style:style>
    <style:style style:name="P2" style:family="paragraph">
      <loext:graphic-properties draw:fill="solid" draw:fill-color="#cc9900"/>
      <style:paragraph-properties fo:text-align="center"/>
    </style:style>
    <style:style style:name="P3" style:family="paragraph">
      <loext:graphic-properties draw:fill="solid" draw:fill-color="#0000ff"/>
      <style:paragraph-properties fo:text-align="center"/>
    </style:style>
    <style:style style:name="P4" style:family="paragraph">
      <loext:graphic-properties draw:fill="solid" draw:fill-color="#ff0000"/>
      <style:paragraph-properties fo:text-align="center"/>
    </style:style>
    <style:style style:name="P5" style:family="paragraph">
      <loext:graphic-properties draw:fill="none" draw:fill-color="#ffffff"/>
      <style:text-properties fo:font-size="15pt" style:font-size-asian="18pt" style:font-size-complex="18pt"/>
    </style:style>
    <style:style style:name="P6" style:family="paragraph">
      <loext:graphic-properties draw:fill-color="#0000ff"/>
      <style:paragraph-properties fo:text-align="center"/>
    </style:style>
    <style:style style:name="P7" style:family="paragraph">
      <loext:graphic-properties draw:fill="none" draw:fill-color="#ffffff"/>
      <style:text-properties fo:font-size="15pt" fo:font-weight="bold" style:font-size-asian="18pt" style:font-size-complex="18pt"/>
    </style:style>
    <style:style style:name="P8" style:family="paragraph">
      <loext:graphic-properties draw:fill="none" draw:fill-color="#ffffff"/>
      <style:text-properties fo:font-size="7pt" fo:font-weight="normal" style:font-size-asian="18pt" style:font-size-complex="18pt"/>
    </style:style>
    <style:style style:name="P9" style:family="paragraph">
      <style:paragraph-properties fo:text-align="center"/>
    </style:style>
    <style:style style:name="T1" style:family="text">
      <style:text-properties fo:font-size="15pt" style:font-size-asian="18pt" style:font-size-complex="18pt"/>
    </style:style>
    <style:style style:name="T2" style:family="text">
      <style:text-properties fo:font-size="15pt" fo:font-weight="bold" style:font-size-asian="18pt" style:font-size-complex="18pt"/>
    </style:style>
    <style:style style:name="T3" style:family="text">
      <style:text-properties fo:font-size="7pt" fo:font-weight="normal"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g>
            <draw:g>
              <draw:line draw:style-name="gr1" draw:text-style-name="P1" draw:layer="layout" svg:x1="10.49cm" svg:y1="2.76cm" svg:x2="10.49cm" svg:y2="4.98cm">
                <text:p/>
              </draw:line>
              <draw:line draw:style-name="gr1" draw:text-style-name="P1" draw:layer="layout" svg:x1="11.89cm" svg:y1="2.88cm" svg:x2="11.89cm" svg:y2="4.98cm">
                <text:p/>
              </draw:line>
              <draw:line draw:style-name="gr1" draw:text-style-name="P1" draw:layer="layout" svg:x1="13.29cm" svg:y1="3.24cm" svg:x2="13.29cm" svg:y2="4.98cm">
                <text:p/>
              </draw:line>
              <draw:line draw:style-name="gr1" draw:text-style-name="P1" draw:layer="layout" svg:x1="14.69cm" svg:y1="3.84cm" svg:x2="14.69cm" svg:y2="4.96cm">
                <text:p/>
              </draw:line>
            </draw:g>
            <draw:g>
              <draw:line draw:style-name="gr1" draw:text-style-name="P1" draw:layer="layout" svg:x1="10.49cm" svg:y1="2.77cm" svg:x2="10.49cm" svg:y2="4.99cm">
                <text:p/>
              </draw:line>
              <draw:line draw:style-name="gr1" draw:text-style-name="P1" draw:layer="layout" svg:x1="9.09cm" svg:y1="2.89cm" svg:x2="9.09cm" svg:y2="4.99cm">
                <text:p/>
              </draw:line>
              <draw:line draw:style-name="gr1" draw:text-style-name="P1" draw:layer="layout" svg:x1="7.69cm" svg:y1="3.25cm" svg:x2="7.69cm" svg:y2="4.99cm">
                <text:p/>
              </draw:line>
              <draw:line draw:style-name="gr1" draw:text-style-name="P1" draw:layer="layout" svg:x1="6.29cm" svg:y1="3.85cm" svg:x2="6.29cm" svg:y2="4.97cm">
                <text:p/>
              </draw:line>
            </draw:g>
            <draw:custom-shape draw:style-name="gr2" draw:text-style-name="P2" draw:layer="layout" svg:width="18.54cm" svg:height="18.54cm" svg:x="1.23cm" svg:y="2.4cm">
              <text:p/>
              <draw:enhanced-geometry svg:viewBox="0 0 21600 21600" draw:mirror-horizontal="false" draw:mirror-vertical="false" draw:type="block-arc" draw:modifiers="-133.539853424508 10344.4008920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 draw:text-style-name="P2" draw:layer="layout" svg:width="13.18cm" svg:height="0.34cm" svg:x="3.89cm" svg:y="4.938cm">
              <text:p/>
              <draw:enhanced-geometry svg:viewBox="0 0 21600 21600" draw:mirror-horizontal="false" draw:mirror-vertical="false" draw:type="rectangle" draw:enhanced-path="M 0 0 L 21600 0 21600 21600 0 21600 0 0 Z N"/>
            </draw:custom-shape>
            <draw:custom-shape draw:style-name="gr4" draw:text-style-name="P3" draw:layer="layout" svg:width="0.7cm" svg:height="0.24cm" draw:transform="rotate (-1.5707963267949) translate (12.01cm 4.14cm)">
              <text:p/>
              <draw:enhanced-geometry svg:viewBox="0 0 21600 21600" draw:mirror-horizontal="fals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0.7cm" svg:height="0.24cm" draw:transform="rotate (-1.5707963267949) translate (13.41cm 4.142cm)">
              <text:p/>
              <draw:enhanced-geometry svg:viewBox="0 0 21600 21600" draw:mirror-horizontal="fals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0.7cm" svg:height="0.24cm" draw:transform="rotate (-1.5707963267949) translate (14.81cm 4.144cm)">
              <text:p/>
              <draw:enhanced-geometry svg:viewBox="0 0 21600 21600" draw:mirror-horizontal="fals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0.7cm" svg:height="0.24cm" draw:transform="rotate (-1.5707963267949) translate (9.21cm 4.142cm)">
              <text:p/>
              <draw:enhanced-geometry svg:viewBox="0 0 21600 21600" draw:mirror-horizontal="fals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0.7cm" svg:height="0.24cm" draw:transform="rotate (-1.5707963267949) translate (10.61cm 4.144cm)">
              <text:p/>
              <draw:enhanced-geometry svg:viewBox="0 0 21600 21600" draw:mirror-horizontal="fals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0.7cm" svg:height="0.24cm" draw:transform="rotate (-1.5707963267949) translate (6.41cm 4.144cm)">
              <text:p/>
              <draw:enhanced-geometry svg:viewBox="0 0 21600 21600" draw:mirror-horizontal="fals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0.7cm" svg:height="0.24cm" draw:transform="rotate (-1.5707963267949) translate (7.81cm 4.146cm)">
              <text:p/>
              <draw:enhanced-geometry svg:viewBox="0 0 21600 21600" draw:mirror-horizontal="fals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5" draw:text-style-name="P4" draw:layer="layout" svg:width="0.7cm" svg:height="0.24cm" draw:transform="rotate (1.5707963267949) translate (16.61cm 6.06cm)">
                <text:p/>
                <draw:enhanced-geometry svg:viewBox="0 0 21600 21600" draw:mirror-horizontal="fals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 draw:text-style-name="P1" draw:layer="layout" svg:x1="16.39cm" svg:y1="4.756cm" svg:x2="16.768cm" svg:y2="5.097cm">
                <text:p/>
              </draw:line>
              <draw:line draw:style-name="gr6" draw:text-style-name="P1" draw:layer="layout" svg:x1="16.3cm" svg:y1="5.1cm" svg:x2="16.76cm" svg:y2="5.1cm">
                <text:p/>
              </draw:line>
              <draw:line draw:style-name="gr7" draw:text-style-name="P1" draw:layer="layout" svg:x1="16.49cm" svg:y1="5.34cm" svg:x2="16.95cm" svg:y2="5.34cm">
                <text:p/>
              </draw:line>
              <draw:custom-shape draw:style-name="gr8" draw:text-style-name="P3" draw:layer="layout" svg:width="0.61cm" svg:height="0.24cm" draw:transform="rotate (-0.715584993317675) translate (16.149cm 4.388cm)">
                <text:p/>
                <draw:enhanced-geometry svg:viewBox="0 0 21600 21600" draw:mirror-horizontal="true" draw:mirror-vertical="true" draw:text-areas="0 ?f0 ?f5 ?f2" draw:type="right-arrow" draw:modifiers="14317.5122749591 6453.112033195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3" draw:layer="layout" svg:width="0.7cm" svg:height="0.24cm" draw:transform="rotate (-3.14159265358979) translate (16.39cm 5.22cm)">
                <text:p/>
                <draw:enhanced-geometry svg:viewBox="0 0 21600 21600" draw:mirror-horizontal="tru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10" draw:text-style-name="P5" draw:layer="layout" svg:width="8.18cm" svg:height="0.839cm" svg:x="6.67cm" svg:y="5.395cm">
              <draw:text-box>
                <text:p><text:span text:style-name="T1">Pont en arc tendu (bowstring)</text:span></text:p>
              </draw:text-box>
            </draw:frame>
            <draw:custom-shape draw:style-name="gr11" draw:text-style-name="P6" draw:layer="layout" svg:width="0.7cm" svg:height="0.24cm" svg:x="10.141cm" svg:y="2.471cm">
              <text:p/>
              <draw:enhanced-geometry svg:viewBox="0 0 21600 21600" draw:text-areas="?f5 ?f1 ?f6 ?f3" draw:type="left-right-arrow" draw:modifiers="4190.58487874465 6542.73858921162"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12" draw:text-style-name="P4" draw:layer="layout" svg:width="0.7cm" svg:height="0.24cm" draw:transform="rotate (1.5707963267949) translate (4.2cm 6.06cm)">
                <text:p/>
                <draw:enhanced-geometry svg:viewBox="0 0 21600 21600" draw:mirror-horizontal="tru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 draw:text-style-name="P1" draw:layer="layout" svg:x1="4.66cm" svg:y1="4.756cm" svg:x2="4.282cm" svg:y2="5.097cm">
                <text:p/>
              </draw:line>
              <draw:line draw:style-name="gr6" draw:text-style-name="P1" draw:layer="layout" svg:x1="4.75cm" svg:y1="5.1cm" svg:x2="4.29cm" svg:y2="5.1cm">
                <text:p/>
              </draw:line>
              <draw:line draw:style-name="gr7" draw:text-style-name="P1" draw:layer="layout" svg:x1="4.56cm" svg:y1="5.34cm" svg:x2="4.1cm" svg:y2="5.34cm">
                <text:p/>
              </draw:line>
              <draw:custom-shape draw:style-name="gr8" draw:text-style-name="P3" draw:layer="layout" svg:width="0.61cm" svg:height="0.24cm" draw:transform="rotate (-0.715584993317675) translate (4.597cm 4.388cm)">
                <text:p/>
                <draw:enhanced-geometry svg:viewBox="0 0 21600 21600" draw:mirror-horizontal="false" draw:mirror-vertical="true" draw:text-areas="0 ?f0 ?f5 ?f2" draw:type="right-arrow" draw:modifiers="14317.5122749591 6453.112033195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0.7cm" svg:height="0.24cm" draw:transform="rotate (-3.14159265358979) translate (5.36cm 5.22cm)">
                <text:p/>
                <draw:enhanced-geometry svg:viewBox="0 0 21600 21600" draw:mirror-horizontal="fals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10" draw:text-style-name="P7" draw:layer="layout" svg:width="9.174cm" svg:height="0.839cm" svg:x="6.166cm" svg:y="1.217cm">
            <draw:text-box>
              <text:p><text:span text:style-name="T2">Pont en arc à tablier traversant</text:span></text:p>
            </draw:text-box>
          </draw:frame>
          <draw:g>
            <draw:g>
              <draw:line draw:style-name="gr1" draw:text-style-name="P1" draw:layer="layout" svg:x1="10.49cm" svg:y1="7.46cm" svg:x2="10.49cm" svg:y2="9.68cm">
                <text:p/>
              </draw:line>
              <draw:line draw:style-name="gr1" draw:text-style-name="P1" draw:layer="layout" svg:x1="11.89cm" svg:y1="7.58cm" svg:x2="11.89cm" svg:y2="9.68cm">
                <text:p/>
              </draw:line>
              <draw:line draw:style-name="gr1" draw:text-style-name="P1" draw:layer="layout" svg:x1="13.29cm" svg:y1="7.94cm" svg:x2="13.29cm" svg:y2="9.68cm">
                <text:p/>
              </draw:line>
              <draw:line draw:style-name="gr1" draw:text-style-name="P1" draw:layer="layout" svg:x1="14.69cm" svg:y1="8.54cm" svg:x2="14.69cm" svg:y2="9.66cm">
                <text:p/>
              </draw:line>
            </draw:g>
            <draw:g>
              <draw:line draw:style-name="gr1" draw:text-style-name="P1" draw:layer="layout" svg:x1="10.49cm" svg:y1="7.47cm" svg:x2="10.49cm" svg:y2="9.69cm">
                <text:p/>
              </draw:line>
              <draw:line draw:style-name="gr1" draw:text-style-name="P1" draw:layer="layout" svg:x1="9.09cm" svg:y1="7.59cm" svg:x2="9.09cm" svg:y2="9.69cm">
                <text:p/>
              </draw:line>
              <draw:line draw:style-name="gr1" draw:text-style-name="P1" draw:layer="layout" svg:x1="7.69cm" svg:y1="7.95cm" svg:x2="7.69cm" svg:y2="9.69cm">
                <text:p/>
              </draw:line>
              <draw:line draw:style-name="gr1" draw:text-style-name="P1" draw:layer="layout" svg:x1="6.29cm" svg:y1="8.55cm" svg:x2="6.29cm" svg:y2="9.67cm">
                <text:p/>
              </draw:line>
            </draw:g>
            <draw:custom-shape draw:style-name="gr2" draw:text-style-name="P2" draw:layer="layout" svg:width="18.54cm" svg:height="18.54cm" svg:x="1.226cm" svg:y="7.121cm">
              <text:p/>
              <draw:enhanced-geometry svg:viewBox="0 0 21600 21600" draw:mirror-horizontal="false" draw:mirror-vertical="false" draw:type="block-arc" draw:modifiers="-143.365223407975 10362.052621530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 draw:text-style-name="P3" draw:layer="layout" svg:width="0.7cm" svg:height="0.24cm" draw:transform="rotate (-1.5707963267949) translate (12.006cm 8.861cm)">
              <text:p/>
              <draw:enhanced-geometry svg:viewBox="0 0 21600 21600" draw:mirror-horizontal="fals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0.7cm" svg:height="0.24cm" draw:transform="rotate (-1.5707963267949) translate (13.406cm 8.863cm)">
              <text:p/>
              <draw:enhanced-geometry svg:viewBox="0 0 21600 21600" draw:mirror-horizontal="fals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0.7cm" svg:height="0.24cm" draw:transform="rotate (-1.5707963267949) translate (14.806cm 8.865cm)">
              <text:p/>
              <draw:enhanced-geometry svg:viewBox="0 0 21600 21600" draw:mirror-horizontal="fals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0.7cm" svg:height="0.24cm" draw:transform="rotate (-1.5707963267949) translate (9.206cm 8.863cm)">
              <text:p/>
              <draw:enhanced-geometry svg:viewBox="0 0 21600 21600" draw:mirror-horizontal="fals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0.7cm" svg:height="0.24cm" draw:transform="rotate (-1.5707963267949) translate (10.606cm 8.865cm)">
              <text:p/>
              <draw:enhanced-geometry svg:viewBox="0 0 21600 21600" draw:mirror-horizontal="fals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0.7cm" svg:height="0.24cm" draw:transform="rotate (-1.5707963267949) translate (6.406cm 8.865cm)">
              <text:p/>
              <draw:enhanced-geometry svg:viewBox="0 0 21600 21600" draw:mirror-horizontal="fals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0.7cm" svg:height="0.24cm" draw:transform="rotate (-1.5707963267949) translate (7.806cm 8.867cm)">
              <text:p/>
              <draw:enhanced-geometry svg:viewBox="0 0 21600 21600" draw:mirror-horizontal="fals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5" draw:layer="layout" svg:width="4.664cm" svg:height="0.839cm" svg:x="8.266cm" svg:y="10.116cm">
              <draw:text-box>
                <text:p><text:span text:style-name="T1">Pont en appui</text:span></text:p>
              </draw:text-box>
            </draw:frame>
            <draw:custom-shape draw:style-name="gr13" draw:text-style-name="P2" draw:layer="layout" svg:width="13.5cm" svg:height="0.34cm" svg:x="3.726cm" svg:y="9.659cm">
              <text:p/>
              <draw:enhanced-geometry svg:viewBox="0 0 21600 21600" draw:mirror-horizontal="false" draw:mirror-vertical="false" draw:type="rectangle" draw:enhanced-path="M 0 0 L 21600 0 21600 21600 0 21600 0 0 Z N"/>
            </draw:custom-shape>
            <draw:g>
              <draw:custom-shape draw:style-name="gr9" draw:text-style-name="P3" draw:layer="layout" svg:width="0.7cm" svg:height="0.241cm" draw:transform="skewX (0.00837758040957273) rotate (-0.890117918517108) translate (17.436cm 10.35cm)">
                <text:p/>
                <draw:enhanced-geometry svg:viewBox="0 0 21600 21600" draw:mirror-horizontal="true" draw:mirror-vertical="tru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4" draw:layer="layout" svg:width="0.7cm" svg:height="0.241cm" draw:transform="skewX (0.00837758040957273) rotate (-0.890117918517108) translate (17.885cm 10.9cm)">
                <text:p/>
                <draw:enhanced-geometry svg:viewBox="0 0 21600 21600" draw:mirror-horizontal="true" draw:mirror-vertical="tru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0.7cm" svg:height="0.24cm" draw:transform="rotate (-1.5707963267949) translate (16.95cm 9.86cm)">
                <text:p/>
                <draw:enhanced-geometry svg:viewBox="0 0 21600 21600" draw:mirror-horizontal="fals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custom-shape draw:style-name="gr9" draw:text-style-name="P3" draw:layer="layout" svg:width="0.7cm" svg:height="0.242cm" draw:transform="skewX (0.00418879020478637) rotate (-0.890117918517108) translate (3.317cm 10.348cm)">
                <text:p/>
                <draw:enhanced-geometry svg:viewBox="0 0 21600 21600" draw:mirror-horizontal="false" draw:mirror-vertical="tru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4" draw:layer="layout" svg:width="0.7cm" svg:height="0.242cm" draw:transform="skewX (0.00418879020478637) rotate (-0.890117918517108) translate (2.868cm 10.898cm)">
                <text:p/>
                <draw:enhanced-geometry svg:viewBox="0 0 21600 21600" draw:mirror-horizontal="false" draw:mirror-vertical="tru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3" draw:layer="layout" svg:width="0.7cm" svg:height="0.24cm" draw:transform="rotate (-1.5707963267949) translate (4.299cm 9.86cm)">
                <text:p/>
                <draw:enhanced-geometry svg:viewBox="0 0 21600 21600" draw:mirror-horizontal="tru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1" draw:text-style-name="P6" draw:layer="layout" svg:width="0.7cm" svg:height="0.24cm" svg:x="10.142cm" svg:y="7.19cm">
              <text:p/>
              <draw:enhanced-geometry svg:viewBox="0 0 21600 21600" draw:text-areas="?f5 ?f1 ?f6 ?f3" draw:type="left-right-arrow" draw:modifiers="4190.58487874465 6542.73858921162"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g>
            <draw:g>
              <draw:g>
                <draw:custom-shape draw:style-name="gr14" draw:text-style-name="P2" draw:layer="layout" svg:width="0.22cm" svg:height="2.933cm" draw:transform="rotate (0.523598775598299) translate (8.964cm 12.295cm)">
                  <text:p/>
                  <draw:enhanced-geometry svg:viewBox="0 0 21600 21600" draw:mirror-horizontal="true" draw:mirror-vertical="false" draw:type="rectangle" draw:enhanced-path="M 0 0 L 21600 0 21600 21600 0 21600 0 0 Z N"/>
                </draw:custom-shape>
                <draw:custom-shape draw:style-name="gr9" draw:text-style-name="P3" draw:layer="layout" svg:width="0.7cm" svg:height="0.24cm" draw:transform="rotate (-1.0471975511966) translate (9.456cm 13.61cm)">
                  <text:p/>
                  <draw:enhanced-geometry svg:viewBox="0 0 21600 21600" draw:mirror-horizontal="tru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custom-shape draw:style-name="gr15" draw:text-style-name="P2" draw:layer="layout" svg:width="0.228cm" svg:height="2.201cm" draw:transform="skewX (-0.031415926535898) rotate (-0.411374104695064) translate (9.021cm 12.565cm)">
                  <text:p/>
                  <draw:enhanced-geometry svg:viewBox="0 0 21600 21600" draw:mirror-horizontal="true" draw:mirror-vertical="false" draw:type="rectangle" draw:enhanced-path="M 0 0 L 21600 0 21600 21600 0 21600 0 0 Z N"/>
                </draw:custom-shape>
                <draw:custom-shape draw:style-name="gr16" draw:text-style-name="P2" draw:layer="layout" svg:width="0.213cm" svg:height="2.37cm" draw:transform="skewX (-0.0530580092606277) rotate (0.505796417227957) translate (6.863cm 12.65cm)">
                  <text:p/>
                  <draw:enhanced-geometry svg:viewBox="0 0 21600 21600" draw:mirror-horizontal="true" draw:mirror-vertical="false" draw:type="rectangle" draw:enhanced-path="M 0 0 L 21600 0 21600 21600 0 21600 0 0 Z N"/>
                </draw:custom-shape>
                <draw:custom-shape draw:style-name="gr17" draw:text-style-name="P2" draw:layer="layout" svg:width="0.227cm" svg:height="1.426cm" draw:transform="skewX (-0.0441568300754566) rotate (-0.576133186083328) translate (6.77cm 13.306cm)">
                  <text:p/>
                  <draw:enhanced-geometry svg:viewBox="0 0 21600 21600" draw:mirror-horizontal="true" draw:mirror-vertical="false" draw:type="rectangle" draw:enhanced-path="M 0 0 L 21600 0 21600 21600 0 21600 0 0 Z N"/>
                </draw:custom-shape>
              </draw:g>
            </draw:g>
            <draw:g>
              <draw:g>
                <draw:custom-shape draw:style-name="gr14" draw:text-style-name="P2" draw:layer="layout" svg:width="0.22cm" svg:height="2.933cm" draw:transform="rotate (0.523598775598299) translate (10.36cm 12.284cm)">
                  <text:p/>
                  <draw:enhanced-geometry svg:viewBox="0 0 21600 21600" draw:mirror-horizontal="false" draw:mirror-vertical="false" draw:type="rectangle" draw:enhanced-path="M 0 0 L 21600 0 21600 21600 0 21600 0 0 Z N"/>
                </draw:custom-shape>
                <draw:custom-shape draw:style-name="gr4" draw:text-style-name="P3" draw:layer="layout" svg:width="0.7cm" svg:height="0.24cm" draw:transform="rotate (-1.0471975511966) translate (11.382cm 13.599cm)">
                  <text:p/>
                  <draw:enhanced-geometry svg:viewBox="0 0 21600 21600" draw:mirror-horizontal="fals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custom-shape draw:style-name="gr18" draw:text-style-name="P2" draw:layer="layout" svg:width="0.228cm" svg:height="2.2cm" draw:transform="skewX (-0.0317649923862968) rotate (-0.411374104695064) translate (12.563cm 12.554cm)">
                  <text:p/>
                  <draw:enhanced-geometry svg:viewBox="0 0 21600 21600" draw:mirror-horizontal="false" draw:mirror-vertical="false" draw:type="rectangle" draw:enhanced-path="M 0 0 L 21600 0 21600 21600 0 21600 0 0 Z N"/>
                </draw:custom-shape>
                <draw:custom-shape draw:style-name="gr16" draw:text-style-name="P2" draw:layer="layout" svg:width="0.213cm" svg:height="2.369cm" draw:transform="skewX (-0.0530580092606276) rotate (0.505796417227957) translate (12.673cm 12.639cm)">
                  <text:p/>
                  <draw:enhanced-geometry svg:viewBox="0 0 21600 21600" draw:mirror-horizontal="false" draw:mirror-vertical="false" draw:type="rectangle" draw:enhanced-path="M 0 0 L 21600 0 21600 21600 0 21600 0 0 Z N"/>
                </draw:custom-shape>
                <draw:custom-shape draw:style-name="gr19" draw:text-style-name="P2" draw:layer="layout" svg:width="0.227cm" svg:height="1.428cm" draw:transform="skewX (-0.0441568300754565) rotate (-0.576133186083328) translate (14.742cm 13.295cm)">
                  <text:p/>
                  <draw:enhanced-geometry svg:viewBox="0 0 21600 21600" draw:mirror-horizontal="false" draw:mirror-vertical="false" draw:type="rectangle" draw:enhanced-path="M 0 0 L 21600 0 21600 21600 0 21600 0 0 Z N"/>
                </draw:custom-shape>
              </draw:g>
            </draw:g>
            <draw:custom-shape draw:style-name="gr2" draw:text-style-name="P2" draw:layer="layout" svg:width="18.54cm" svg:height="18.54cm" svg:x="1.231cm" svg:y="12.001cm">
              <text:p/>
              <draw:enhanced-geometry svg:viewBox="0 0 21600 21600" draw:mirror-horizontal="false" draw:mirror-vertical="false" draw:type="block-arc" draw:modifiers="-133.539853424508 10344.4008920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 draw:text-style-name="P2" draw:layer="layout" svg:width="13.18cm" svg:height="0.34cm" svg:x="3.891cm" svg:y="14.539cm">
              <text:p/>
              <draw:enhanced-geometry svg:viewBox="0 0 21600 21600" draw:mirror-horizontal="false" draw:mirror-vertical="false" draw:type="rectangle" draw:enhanced-path="M 0 0 L 21600 0 21600 21600 0 21600 0 0 Z N"/>
            </draw:custom-shape>
            <draw:g>
              <draw:custom-shape draw:style-name="gr5" draw:text-style-name="P4" draw:layer="layout" svg:width="0.7cm" svg:height="0.24cm" draw:transform="rotate (1.5707963267949) translate (16.611cm 15.671cm)">
                <text:p/>
                <draw:enhanced-geometry svg:viewBox="0 0 21600 21600" draw:mirror-horizontal="fals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 draw:text-style-name="P1" draw:layer="layout" svg:x1="16.399cm" svg:y1="14.37cm" svg:x2="16.777cm" svg:y2="14.711cm">
                <text:p/>
              </draw:line>
              <draw:line draw:style-name="gr6" draw:text-style-name="P1" draw:layer="layout" svg:x1="16.3cm" svg:y1="14.71cm" svg:x2="16.76cm" svg:y2="14.71cm">
                <text:p/>
              </draw:line>
              <draw:line draw:style-name="gr7" draw:text-style-name="P1" draw:layer="layout" svg:x1="16.491cm" svg:y1="14.951cm" svg:x2="16.951cm" svg:y2="14.951cm">
                <text:p/>
              </draw:line>
              <draw:custom-shape draw:style-name="gr9" draw:text-style-name="P3" draw:layer="layout" svg:width="0.7cm" svg:height="0.241cm" draw:transform="skewX (0.00837758040957272) rotate (-0.707731011683701) translate (16.218cm 14.069cm)">
                <text:p/>
                <draw:enhanced-geometry svg:viewBox="0 0 21600 21600" draw:mirror-horizontal="true" draw:mirror-vertical="tru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3" draw:layer="layout" svg:width="0.7cm" svg:height="0.24cm" draw:transform="rotate (-3.14159265358979) translate (16.547cm 14.83cm)">
                <text:p/>
                <draw:enhanced-geometry svg:viewBox="0 0 21600 21600" draw:mirror-horizontal="tru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10" draw:text-style-name="P5" draw:layer="layout" svg:width="6.739cm" svg:height="0.839cm" svg:x="8.771cm" svg:y="14.996cm">
              <draw:text-box>
                <text:p><text:span text:style-name="T1">Pont poutre</text:span></text:p>
              </draw:text-box>
            </draw:frame>
            <draw:custom-shape draw:style-name="gr11" draw:text-style-name="P6" draw:layer="layout" svg:width="0.7cm" svg:height="0.24cm" svg:x="10.142cm" svg:y="12.078cm">
              <text:p/>
              <draw:enhanced-geometry svg:viewBox="0 0 21600 21600" draw:text-areas="?f5 ?f1 ?f6 ?f3" draw:type="left-right-arrow" draw:modifiers="4190.58487874465 6542.73858921162"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12" draw:text-style-name="P4" draw:layer="layout" svg:width="0.7cm" svg:height="0.24cm" draw:transform="rotate (1.5707963267949) translate (4.157cm 15.671cm)">
                <text:p/>
                <draw:enhanced-geometry svg:viewBox="0 0 21600 21600" draw:mirror-horizontal="tru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 draw:text-style-name="P1" draw:layer="layout" svg:x1="4.609cm" svg:y1="14.37cm" svg:x2="4.231cm" svg:y2="14.711cm">
                <text:p/>
              </draw:line>
              <draw:line draw:style-name="gr6" draw:text-style-name="P1" draw:layer="layout" svg:x1="4.708cm" svg:y1="14.71cm" svg:x2="4.248cm" svg:y2="14.71cm">
                <text:p/>
              </draw:line>
              <draw:line draw:style-name="gr7" draw:text-style-name="P1" draw:layer="layout" svg:x1="4.517cm" svg:y1="14.951cm" svg:x2="4.057cm" svg:y2="14.951cm">
                <text:p/>
              </draw:line>
              <draw:custom-shape draw:style-name="gr9" draw:text-style-name="P3" draw:layer="layout" svg:width="0.7cm" svg:height="0.241cm" draw:transform="skewX (0.00837758040957272) rotate (-0.707731011683701) translate (4.416cm 14.069cm)">
                <text:p/>
                <draw:enhanced-geometry svg:viewBox="0 0 21600 21600" draw:mirror-horizontal="false" draw:mirror-vertical="tru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0.7cm" svg:height="0.24cm" draw:transform="rotate (-3.14159265358979) translate (5.161cm 14.83cm)">
                <text:p/>
                <draw:enhanced-geometry svg:viewBox="0 0 21600 21600" draw:mirror-horizontal="fals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custom-shape draw:style-name="gr20" draw:text-style-name="P1" draw:layer="layout" svg:width="16.2cm" svg:height="15.34cm" svg:x="2.42cm" svg:y="1.08cm">
            <text:p/>
            <draw:enhanced-geometry svg:viewBox="0 0 21600 21600" draw:type="rectangle" draw:enhanced-path="M 0 0 L 21600 0 21600 21600 0 21600 0 0 Z N"/>
          </draw:custom-shape>
          <draw:frame draw:style-name="gr21" draw:text-style-name="P8" draw:layer="layout" svg:width="4.784cm" svg:height="0.476cm" svg:x="13.666cm" svg:y="15.918cm">
            <draw:text-box>
              <text:p><text:span text:style-name="T3">© Pierre ROUZEAU <text:s/>Licence cc BY-SA 4.0</text:span></text:p>
            </draw:text-box>
          </draw:frame>
        </draw:g>
      </draw:page>
      <draw:page draw:name="page2" draw:style-name="dp1" draw:master-page-name="Standard">
        <draw:g>
          <draw:g>
            <draw:g>
              <draw:line draw:style-name="gr1" draw:text-style-name="P1" draw:layer="layout" svg:x1="10.49cm" svg:y1="2.76cm" svg:x2="10.49cm" svg:y2="4.98cm">
                <text:p/>
              </draw:line>
              <draw:line draw:style-name="gr1" draw:text-style-name="P1" draw:layer="layout" svg:x1="11.89cm" svg:y1="2.88cm" svg:x2="11.89cm" svg:y2="4.98cm">
                <text:p/>
              </draw:line>
              <draw:line draw:style-name="gr1" draw:text-style-name="P1" draw:layer="layout" svg:x1="13.29cm" svg:y1="3.24cm" svg:x2="13.29cm" svg:y2="4.98cm">
                <text:p/>
              </draw:line>
              <draw:line draw:style-name="gr1" draw:text-style-name="P1" draw:layer="layout" svg:x1="14.69cm" svg:y1="3.84cm" svg:x2="14.69cm" svg:y2="4.96cm">
                <text:p/>
              </draw:line>
            </draw:g>
            <draw:g>
              <draw:line draw:style-name="gr1" draw:text-style-name="P1" draw:layer="layout" svg:x1="10.49cm" svg:y1="2.77cm" svg:x2="10.49cm" svg:y2="4.99cm">
                <text:p/>
              </draw:line>
              <draw:line draw:style-name="gr1" draw:text-style-name="P1" draw:layer="layout" svg:x1="9.09cm" svg:y1="2.89cm" svg:x2="9.09cm" svg:y2="4.99cm">
                <text:p/>
              </draw:line>
              <draw:line draw:style-name="gr1" draw:text-style-name="P1" draw:layer="layout" svg:x1="7.69cm" svg:y1="3.25cm" svg:x2="7.69cm" svg:y2="4.99cm">
                <text:p/>
              </draw:line>
              <draw:line draw:style-name="gr1" draw:text-style-name="P1" draw:layer="layout" svg:x1="6.29cm" svg:y1="3.85cm" svg:x2="6.29cm" svg:y2="4.97cm">
                <text:p/>
              </draw:line>
            </draw:g>
            <draw:custom-shape draw:style-name="gr2" draw:text-style-name="P2" draw:layer="layout" svg:width="18.54cm" svg:height="18.54cm" svg:x="1.23cm" svg:y="2.4cm">
              <text:p/>
              <draw:enhanced-geometry svg:viewBox="0 0 21600 21600" draw:mirror-horizontal="false" draw:mirror-vertical="false" draw:type="block-arc" draw:modifiers="-133.539853424508 10344.4008920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 draw:text-style-name="P2" draw:layer="layout" svg:width="13.18cm" svg:height="0.34cm" svg:x="3.89cm" svg:y="4.938cm">
              <text:p/>
              <draw:enhanced-geometry svg:viewBox="0 0 21600 21600" draw:mirror-horizontal="false" draw:mirror-vertical="false" draw:type="rectangle" draw:enhanced-path="M 0 0 L 21600 0 21600 21600 0 21600 0 0 Z N"/>
            </draw:custom-shape>
            <draw:custom-shape draw:style-name="gr4" draw:text-style-name="P3" draw:layer="layout" svg:width="0.7cm" svg:height="0.24cm" draw:transform="rotate (-1.5707963267949) translate (12.01cm 4.14cm)">
              <text:p/>
              <draw:enhanced-geometry svg:viewBox="0 0 21600 21600" draw:mirror-horizontal="fals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0.7cm" svg:height="0.24cm" draw:transform="rotate (-1.5707963267949) translate (13.41cm 4.142cm)">
              <text:p/>
              <draw:enhanced-geometry svg:viewBox="0 0 21600 21600" draw:mirror-horizontal="fals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0.7cm" svg:height="0.24cm" draw:transform="rotate (-1.5707963267949) translate (14.81cm 4.144cm)">
              <text:p/>
              <draw:enhanced-geometry svg:viewBox="0 0 21600 21600" draw:mirror-horizontal="fals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0.7cm" svg:height="0.24cm" draw:transform="rotate (-1.5707963267949) translate (9.21cm 4.142cm)">
              <text:p/>
              <draw:enhanced-geometry svg:viewBox="0 0 21600 21600" draw:mirror-horizontal="fals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0.7cm" svg:height="0.24cm" draw:transform="rotate (-1.5707963267949) translate (10.61cm 4.144cm)">
              <text:p/>
              <draw:enhanced-geometry svg:viewBox="0 0 21600 21600" draw:mirror-horizontal="fals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0.7cm" svg:height="0.24cm" draw:transform="rotate (-1.5707963267949) translate (6.41cm 4.144cm)">
              <text:p/>
              <draw:enhanced-geometry svg:viewBox="0 0 21600 21600" draw:mirror-horizontal="fals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0.7cm" svg:height="0.24cm" draw:transform="rotate (-1.5707963267949) translate (7.81cm 4.146cm)">
              <text:p/>
              <draw:enhanced-geometry svg:viewBox="0 0 21600 21600" draw:mirror-horizontal="fals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5" draw:text-style-name="P4" draw:layer="layout" svg:width="0.7cm" svg:height="0.24cm" draw:transform="rotate (1.5707963267949) translate (16.61cm 6.06cm)">
                <text:p/>
                <draw:enhanced-geometry svg:viewBox="0 0 21600 21600" draw:mirror-horizontal="fals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 draw:text-style-name="P1" draw:layer="layout" svg:x1="16.39cm" svg:y1="4.756cm" svg:x2="16.768cm" svg:y2="5.097cm">
                <text:p/>
              </draw:line>
              <draw:line draw:style-name="gr6" draw:text-style-name="P1" draw:layer="layout" svg:x1="16.3cm" svg:y1="5.1cm" svg:x2="16.76cm" svg:y2="5.1cm">
                <text:p/>
              </draw:line>
              <draw:line draw:style-name="gr7" draw:text-style-name="P1" draw:layer="layout" svg:x1="16.49cm" svg:y1="5.34cm" svg:x2="16.95cm" svg:y2="5.34cm">
                <text:p/>
              </draw:line>
              <draw:custom-shape draw:style-name="gr8" draw:text-style-name="P3" draw:layer="layout" svg:width="0.61cm" svg:height="0.24cm" draw:transform="rotate (-0.715584993317675) translate (16.149cm 4.388cm)">
                <text:p/>
                <draw:enhanced-geometry svg:viewBox="0 0 21600 21600" draw:mirror-horizontal="true" draw:mirror-vertical="true" draw:text-areas="0 ?f0 ?f5 ?f2" draw:type="right-arrow" draw:modifiers="14317.5122749591 6453.112033195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3" draw:layer="layout" svg:width="0.7cm" svg:height="0.24cm" draw:transform="rotate (-3.14159265358979) translate (16.39cm 5.22cm)">
                <text:p/>
                <draw:enhanced-geometry svg:viewBox="0 0 21600 21600" draw:mirror-horizontal="tru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10" draw:text-style-name="P5" draw:layer="layout" svg:width="8.18cm" svg:height="0.839cm" svg:x="6.67cm" svg:y="5.395cm">
              <draw:text-box>
                <text:p><text:span text:style-name="T1">Tied arch bridge (bowstring)</text:span></text:p>
              </draw:text-box>
            </draw:frame>
            <draw:custom-shape draw:style-name="gr11" draw:text-style-name="P6" draw:layer="layout" svg:width="0.7cm" svg:height="0.24cm" svg:x="10.141cm" svg:y="2.471cm">
              <text:p/>
              <draw:enhanced-geometry svg:viewBox="0 0 21600 21600" draw:text-areas="?f5 ?f1 ?f6 ?f3" draw:type="left-right-arrow" draw:modifiers="4190.58487874465 6542.73858921162"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12" draw:text-style-name="P4" draw:layer="layout" svg:width="0.7cm" svg:height="0.24cm" draw:transform="rotate (1.5707963267949) translate (4.2cm 6.06cm)">
                <text:p/>
                <draw:enhanced-geometry svg:viewBox="0 0 21600 21600" draw:mirror-horizontal="tru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 draw:text-style-name="P1" draw:layer="layout" svg:x1="4.66cm" svg:y1="4.756cm" svg:x2="4.282cm" svg:y2="5.097cm">
                <text:p/>
              </draw:line>
              <draw:line draw:style-name="gr6" draw:text-style-name="P1" draw:layer="layout" svg:x1="4.75cm" svg:y1="5.1cm" svg:x2="4.29cm" svg:y2="5.1cm">
                <text:p/>
              </draw:line>
              <draw:line draw:style-name="gr7" draw:text-style-name="P1" draw:layer="layout" svg:x1="4.56cm" svg:y1="5.34cm" svg:x2="4.1cm" svg:y2="5.34cm">
                <text:p/>
              </draw:line>
              <draw:custom-shape draw:style-name="gr8" draw:text-style-name="P3" draw:layer="layout" svg:width="0.61cm" svg:height="0.24cm" draw:transform="rotate (-0.715584993317675) translate (4.597cm 4.388cm)">
                <text:p/>
                <draw:enhanced-geometry svg:viewBox="0 0 21600 21600" draw:mirror-horizontal="false" draw:mirror-vertical="true" draw:text-areas="0 ?f0 ?f5 ?f2" draw:type="right-arrow" draw:modifiers="14317.5122749591 6453.112033195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0.7cm" svg:height="0.24cm" draw:transform="rotate (-3.14159265358979) translate (5.36cm 5.22cm)">
                <text:p/>
                <draw:enhanced-geometry svg:viewBox="0 0 21600 21600" draw:mirror-horizontal="fals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10" draw:text-style-name="P7" draw:layer="layout" svg:width="5.904cm" svg:height="0.839cm" svg:x="7.366cm" svg:y="1.217cm">
            <draw:text-box>
              <text:p><text:span text:style-name="T2">Through arch bridge</text:span></text:p>
            </draw:text-box>
          </draw:frame>
          <draw:g>
            <draw:g>
              <draw:line draw:style-name="gr1" draw:text-style-name="P1" draw:layer="layout" svg:x1="10.49cm" svg:y1="7.46cm" svg:x2="10.49cm" svg:y2="9.68cm">
                <text:p/>
              </draw:line>
              <draw:line draw:style-name="gr1" draw:text-style-name="P1" draw:layer="layout" svg:x1="11.89cm" svg:y1="7.58cm" svg:x2="11.89cm" svg:y2="9.68cm">
                <text:p/>
              </draw:line>
              <draw:line draw:style-name="gr1" draw:text-style-name="P1" draw:layer="layout" svg:x1="13.29cm" svg:y1="7.94cm" svg:x2="13.29cm" svg:y2="9.68cm">
                <text:p/>
              </draw:line>
              <draw:line draw:style-name="gr1" draw:text-style-name="P1" draw:layer="layout" svg:x1="14.69cm" svg:y1="8.54cm" svg:x2="14.69cm" svg:y2="9.66cm">
                <text:p/>
              </draw:line>
            </draw:g>
            <draw:g>
              <draw:line draw:style-name="gr1" draw:text-style-name="P1" draw:layer="layout" svg:x1="10.49cm" svg:y1="7.47cm" svg:x2="10.49cm" svg:y2="9.69cm">
                <text:p/>
              </draw:line>
              <draw:line draw:style-name="gr1" draw:text-style-name="P1" draw:layer="layout" svg:x1="9.09cm" svg:y1="7.59cm" svg:x2="9.09cm" svg:y2="9.69cm">
                <text:p/>
              </draw:line>
              <draw:line draw:style-name="gr1" draw:text-style-name="P1" draw:layer="layout" svg:x1="7.69cm" svg:y1="7.95cm" svg:x2="7.69cm" svg:y2="9.69cm">
                <text:p/>
              </draw:line>
              <draw:line draw:style-name="gr1" draw:text-style-name="P1" draw:layer="layout" svg:x1="6.29cm" svg:y1="8.55cm" svg:x2="6.29cm" svg:y2="9.67cm">
                <text:p/>
              </draw:line>
            </draw:g>
            <draw:custom-shape draw:style-name="gr2" draw:text-style-name="P2" draw:layer="layout" svg:width="18.54cm" svg:height="18.54cm" svg:x="1.226cm" svg:y="7.121cm">
              <text:p/>
              <draw:enhanced-geometry svg:viewBox="0 0 21600 21600" draw:mirror-horizontal="false" draw:mirror-vertical="false" draw:type="block-arc" draw:modifiers="-143.365223407975 10362.052621530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4" draw:text-style-name="P3" draw:layer="layout" svg:width="0.7cm" svg:height="0.24cm" draw:transform="rotate (-1.5707963267949) translate (12.006cm 8.861cm)">
              <text:p/>
              <draw:enhanced-geometry svg:viewBox="0 0 21600 21600" draw:mirror-horizontal="fals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0.7cm" svg:height="0.24cm" draw:transform="rotate (-1.5707963267949) translate (13.406cm 8.863cm)">
              <text:p/>
              <draw:enhanced-geometry svg:viewBox="0 0 21600 21600" draw:mirror-horizontal="fals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0.7cm" svg:height="0.24cm" draw:transform="rotate (-1.5707963267949) translate (14.806cm 8.865cm)">
              <text:p/>
              <draw:enhanced-geometry svg:viewBox="0 0 21600 21600" draw:mirror-horizontal="fals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0.7cm" svg:height="0.24cm" draw:transform="rotate (-1.5707963267949) translate (9.206cm 8.863cm)">
              <text:p/>
              <draw:enhanced-geometry svg:viewBox="0 0 21600 21600" draw:mirror-horizontal="fals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0.7cm" svg:height="0.24cm" draw:transform="rotate (-1.5707963267949) translate (10.606cm 8.865cm)">
              <text:p/>
              <draw:enhanced-geometry svg:viewBox="0 0 21600 21600" draw:mirror-horizontal="fals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0.7cm" svg:height="0.24cm" draw:transform="rotate (-1.5707963267949) translate (6.406cm 8.865cm)">
              <text:p/>
              <draw:enhanced-geometry svg:viewBox="0 0 21600 21600" draw:mirror-horizontal="fals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0.7cm" svg:height="0.24cm" draw:transform="rotate (-1.5707963267949) translate (7.806cm 8.867cm)">
              <text:p/>
              <draw:enhanced-geometry svg:viewBox="0 0 21600 21600" draw:mirror-horizontal="fals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5" draw:layer="layout" svg:width="5.454cm" svg:height="0.839cm" svg:x="8.006cm" svg:y="10.076cm">
              <draw:text-box>
                <text:p><text:span text:style-name="T1">Arch on abutments</text:span></text:p>
              </draw:text-box>
            </draw:frame>
            <draw:custom-shape draw:style-name="gr13" draw:text-style-name="P2" draw:layer="layout" svg:width="13.5cm" svg:height="0.34cm" svg:x="3.726cm" svg:y="9.659cm">
              <text:p/>
              <draw:enhanced-geometry svg:viewBox="0 0 21600 21600" draw:mirror-horizontal="false" draw:mirror-vertical="false" draw:type="rectangle" draw:enhanced-path="M 0 0 L 21600 0 21600 21600 0 21600 0 0 Z N"/>
            </draw:custom-shape>
            <draw:g>
              <draw:custom-shape draw:style-name="gr9" draw:text-style-name="P3" draw:layer="layout" svg:width="0.7cm" svg:height="0.241cm" draw:transform="skewX (0.00837758040957273) rotate (-0.890117918517108) translate (17.436cm 10.35cm)">
                <text:p/>
                <draw:enhanced-geometry svg:viewBox="0 0 21600 21600" draw:mirror-horizontal="true" draw:mirror-vertical="tru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4" draw:layer="layout" svg:width="0.7cm" svg:height="0.241cm" draw:transform="skewX (0.00837758040957273) rotate (-0.890117918517108) translate (17.885cm 10.9cm)">
                <text:p/>
                <draw:enhanced-geometry svg:viewBox="0 0 21600 21600" draw:mirror-horizontal="true" draw:mirror-vertical="tru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0.7cm" svg:height="0.24cm" draw:transform="rotate (-1.5707963267949) translate (16.95cm 9.86cm)">
                <text:p/>
                <draw:enhanced-geometry svg:viewBox="0 0 21600 21600" draw:mirror-horizontal="fals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custom-shape draw:style-name="gr9" draw:text-style-name="P3" draw:layer="layout" svg:width="0.7cm" svg:height="0.242cm" draw:transform="skewX (0.00418879020478637) rotate (-0.890117918517108) translate (3.317cm 10.348cm)">
                <text:p/>
                <draw:enhanced-geometry svg:viewBox="0 0 21600 21600" draw:mirror-horizontal="false" draw:mirror-vertical="tru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4" draw:layer="layout" svg:width="0.7cm" svg:height="0.242cm" draw:transform="skewX (0.00418879020478637) rotate (-0.890117918517108) translate (2.868cm 10.898cm)">
                <text:p/>
                <draw:enhanced-geometry svg:viewBox="0 0 21600 21600" draw:mirror-horizontal="false" draw:mirror-vertical="tru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3" draw:layer="layout" svg:width="0.7cm" svg:height="0.24cm" draw:transform="rotate (-1.5707963267949) translate (4.299cm 9.86cm)">
                <text:p/>
                <draw:enhanced-geometry svg:viewBox="0 0 21600 21600" draw:mirror-horizontal="tru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1" draw:text-style-name="P6" draw:layer="layout" svg:width="0.7cm" svg:height="0.24cm" svg:x="10.142cm" svg:y="7.19cm">
              <text:p/>
              <draw:enhanced-geometry svg:viewBox="0 0 21600 21600" draw:text-areas="?f5 ?f1 ?f6 ?f3" draw:type="left-right-arrow" draw:modifiers="4190.58487874465 6542.73858921162"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g>
            <draw:g>
              <draw:g>
                <draw:custom-shape draw:style-name="gr14" draw:text-style-name="P2" draw:layer="layout" svg:width="0.22cm" svg:height="2.933cm" draw:transform="rotate (0.523598775598299) translate (8.964cm 12.295cm)">
                  <text:p/>
                  <draw:enhanced-geometry svg:viewBox="0 0 21600 21600" draw:mirror-horizontal="true" draw:mirror-vertical="false" draw:type="rectangle" draw:enhanced-path="M 0 0 L 21600 0 21600 21600 0 21600 0 0 Z N"/>
                </draw:custom-shape>
                <draw:custom-shape draw:style-name="gr9" draw:text-style-name="P3" draw:layer="layout" svg:width="0.7cm" svg:height="0.24cm" draw:transform="rotate (-1.0471975511966) translate (9.456cm 13.61cm)">
                  <text:p/>
                  <draw:enhanced-geometry svg:viewBox="0 0 21600 21600" draw:mirror-horizontal="tru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custom-shape draw:style-name="gr15" draw:text-style-name="P2" draw:layer="layout" svg:width="0.228cm" svg:height="2.201cm" draw:transform="skewX (-0.031415926535898) rotate (-0.411374104695064) translate (9.021cm 12.565cm)">
                  <text:p/>
                  <draw:enhanced-geometry svg:viewBox="0 0 21600 21600" draw:mirror-horizontal="true" draw:mirror-vertical="false" draw:type="rectangle" draw:enhanced-path="M 0 0 L 21600 0 21600 21600 0 21600 0 0 Z N"/>
                </draw:custom-shape>
                <draw:custom-shape draw:style-name="gr16" draw:text-style-name="P2" draw:layer="layout" svg:width="0.213cm" svg:height="2.37cm" draw:transform="skewX (-0.0530580092606277) rotate (0.505796417227957) translate (6.863cm 12.65cm)">
                  <text:p/>
                  <draw:enhanced-geometry svg:viewBox="0 0 21600 21600" draw:mirror-horizontal="true" draw:mirror-vertical="false" draw:type="rectangle" draw:enhanced-path="M 0 0 L 21600 0 21600 21600 0 21600 0 0 Z N"/>
                </draw:custom-shape>
                <draw:custom-shape draw:style-name="gr17" draw:text-style-name="P2" draw:layer="layout" svg:width="0.227cm" svg:height="1.426cm" draw:transform="skewX (-0.0441568300754566) rotate (-0.576133186083328) translate (6.77cm 13.306cm)">
                  <text:p/>
                  <draw:enhanced-geometry svg:viewBox="0 0 21600 21600" draw:mirror-horizontal="true" draw:mirror-vertical="false" draw:type="rectangle" draw:enhanced-path="M 0 0 L 21600 0 21600 21600 0 21600 0 0 Z N"/>
                </draw:custom-shape>
              </draw:g>
            </draw:g>
            <draw:g>
              <draw:g>
                <draw:custom-shape draw:style-name="gr14" draw:text-style-name="P2" draw:layer="layout" svg:width="0.22cm" svg:height="2.933cm" draw:transform="rotate (0.523598775598299) translate (10.36cm 12.284cm)">
                  <text:p/>
                  <draw:enhanced-geometry svg:viewBox="0 0 21600 21600" draw:mirror-horizontal="false" draw:mirror-vertical="false" draw:type="rectangle" draw:enhanced-path="M 0 0 L 21600 0 21600 21600 0 21600 0 0 Z N"/>
                </draw:custom-shape>
                <draw:custom-shape draw:style-name="gr4" draw:text-style-name="P3" draw:layer="layout" svg:width="0.7cm" svg:height="0.24cm" draw:transform="rotate (-1.0471975511966) translate (11.382cm 13.599cm)">
                  <text:p/>
                  <draw:enhanced-geometry svg:viewBox="0 0 21600 21600" draw:mirror-horizontal="fals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custom-shape draw:style-name="gr18" draw:text-style-name="P2" draw:layer="layout" svg:width="0.228cm" svg:height="2.2cm" draw:transform="skewX (-0.0317649923862968) rotate (-0.411374104695064) translate (12.563cm 12.554cm)">
                  <text:p/>
                  <draw:enhanced-geometry svg:viewBox="0 0 21600 21600" draw:mirror-horizontal="false" draw:mirror-vertical="false" draw:type="rectangle" draw:enhanced-path="M 0 0 L 21600 0 21600 21600 0 21600 0 0 Z N"/>
                </draw:custom-shape>
                <draw:custom-shape draw:style-name="gr16" draw:text-style-name="P2" draw:layer="layout" svg:width="0.213cm" svg:height="2.369cm" draw:transform="skewX (-0.0530580092606276) rotate (0.505796417227957) translate (12.673cm 12.639cm)">
                  <text:p/>
                  <draw:enhanced-geometry svg:viewBox="0 0 21600 21600" draw:mirror-horizontal="false" draw:mirror-vertical="false" draw:type="rectangle" draw:enhanced-path="M 0 0 L 21600 0 21600 21600 0 21600 0 0 Z N"/>
                </draw:custom-shape>
                <draw:custom-shape draw:style-name="gr19" draw:text-style-name="P2" draw:layer="layout" svg:width="0.227cm" svg:height="1.428cm" draw:transform="skewX (-0.0441568300754565) rotate (-0.576133186083328) translate (14.742cm 13.295cm)">
                  <text:p/>
                  <draw:enhanced-geometry svg:viewBox="0 0 21600 21600" draw:mirror-horizontal="false" draw:mirror-vertical="false" draw:type="rectangle" draw:enhanced-path="M 0 0 L 21600 0 21600 21600 0 21600 0 0 Z N"/>
                </draw:custom-shape>
              </draw:g>
            </draw:g>
            <draw:custom-shape draw:style-name="gr2" draw:text-style-name="P2" draw:layer="layout" svg:width="18.54cm" svg:height="18.54cm" svg:x="1.231cm" svg:y="12.001cm">
              <text:p/>
              <draw:enhanced-geometry svg:viewBox="0 0 21600 21600" draw:mirror-horizontal="false" draw:mirror-vertical="false" draw:type="block-arc" draw:modifiers="-133.539853424508 10344.4008920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 draw:text-style-name="P2" draw:layer="layout" svg:width="13.18cm" svg:height="0.34cm" svg:x="3.891cm" svg:y="14.539cm">
              <text:p/>
              <draw:enhanced-geometry svg:viewBox="0 0 21600 21600" draw:mirror-horizontal="false" draw:mirror-vertical="false" draw:type="rectangle" draw:enhanced-path="M 0 0 L 21600 0 21600 21600 0 21600 0 0 Z N"/>
            </draw:custom-shape>
            <draw:g>
              <draw:custom-shape draw:style-name="gr5" draw:text-style-name="P4" draw:layer="layout" svg:width="0.7cm" svg:height="0.24cm" draw:transform="rotate (1.5707963267949) translate (16.611cm 15.671cm)">
                <text:p/>
                <draw:enhanced-geometry svg:viewBox="0 0 21600 21600" draw:mirror-horizontal="fals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 draw:text-style-name="P1" draw:layer="layout" svg:x1="16.399cm" svg:y1="14.37cm" svg:x2="16.777cm" svg:y2="14.711cm">
                <text:p/>
              </draw:line>
              <draw:line draw:style-name="gr6" draw:text-style-name="P1" draw:layer="layout" svg:x1="16.3cm" svg:y1="14.71cm" svg:x2="16.76cm" svg:y2="14.71cm">
                <text:p/>
              </draw:line>
              <draw:line draw:style-name="gr7" draw:text-style-name="P1" draw:layer="layout" svg:x1="16.491cm" svg:y1="14.951cm" svg:x2="16.951cm" svg:y2="14.951cm">
                <text:p/>
              </draw:line>
              <draw:custom-shape draw:style-name="gr9" draw:text-style-name="P3" draw:layer="layout" svg:width="0.7cm" svg:height="0.241cm" draw:transform="skewX (0.00837758040957272) rotate (-0.707731011683701) translate (16.218cm 14.069cm)">
                <text:p/>
                <draw:enhanced-geometry svg:viewBox="0 0 21600 21600" draw:mirror-horizontal="true" draw:mirror-vertical="tru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3" draw:layer="layout" svg:width="0.7cm" svg:height="0.24cm" draw:transform="rotate (-3.14159265358979) translate (16.547cm 14.83cm)">
                <text:p/>
                <draw:enhanced-geometry svg:viewBox="0 0 21600 21600" draw:mirror-horizontal="tru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10" draw:text-style-name="P5" draw:layer="layout" svg:width="6.739cm" svg:height="0.839cm" svg:x="8.771cm" svg:y="14.996cm">
              <draw:text-box>
                <text:p><text:span text:style-name="T1">Truss bridge</text:span></text:p>
              </draw:text-box>
            </draw:frame>
            <draw:custom-shape draw:style-name="gr11" draw:text-style-name="P6" draw:layer="layout" svg:width="0.7cm" svg:height="0.24cm" svg:x="10.142cm" svg:y="12.078cm">
              <text:p/>
              <draw:enhanced-geometry svg:viewBox="0 0 21600 21600" draw:text-areas="?f5 ?f1 ?f6 ?f3" draw:type="left-right-arrow" draw:modifiers="4190.58487874465 6542.73858921162"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12" draw:text-style-name="P4" draw:layer="layout" svg:width="0.7cm" svg:height="0.24cm" draw:transform="rotate (1.5707963267949) translate (4.157cm 15.671cm)">
                <text:p/>
                <draw:enhanced-geometry svg:viewBox="0 0 21600 21600" draw:mirror-horizontal="tru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 draw:text-style-name="P1" draw:layer="layout" svg:x1="4.609cm" svg:y1="14.37cm" svg:x2="4.231cm" svg:y2="14.711cm">
                <text:p/>
              </draw:line>
              <draw:line draw:style-name="gr6" draw:text-style-name="P1" draw:layer="layout" svg:x1="4.708cm" svg:y1="14.71cm" svg:x2="4.248cm" svg:y2="14.71cm">
                <text:p/>
              </draw:line>
              <draw:line draw:style-name="gr7" draw:text-style-name="P1" draw:layer="layout" svg:x1="4.517cm" svg:y1="14.951cm" svg:x2="4.057cm" svg:y2="14.951cm">
                <text:p/>
              </draw:line>
              <draw:custom-shape draw:style-name="gr9" draw:text-style-name="P3" draw:layer="layout" svg:width="0.7cm" svg:height="0.241cm" draw:transform="skewX (0.00837758040957272) rotate (-0.707731011683701) translate (4.416cm 14.069cm)">
                <text:p/>
                <draw:enhanced-geometry svg:viewBox="0 0 21600 21600" draw:mirror-horizontal="false" draw:mirror-vertical="tru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0.7cm" svg:height="0.24cm" draw:transform="rotate (-3.14159265358979) translate (5.161cm 14.83cm)">
                <text:p/>
                <draw:enhanced-geometry svg:viewBox="0 0 21600 21600" draw:mirror-horizontal="fals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custom-shape draw:style-name="gr20" draw:text-style-name="P1" draw:layer="layout" svg:width="16.2cm" svg:height="15.34cm" svg:x="2.42cm" svg:y="1.08cm">
            <text:p/>
            <draw:enhanced-geometry svg:viewBox="0 0 21600 21600" draw:type="rectangle" draw:enhanced-path="M 0 0 L 21600 0 21600 21600 0 21600 0 0 Z N"/>
          </draw:custom-shape>
          <draw:frame draw:style-name="gr21" draw:text-style-name="P8" draw:layer="layout" svg:width="4.784cm" svg:height="0.476cm" svg:x="13.666cm" svg:y="15.918cm">
            <draw:text-box>
              <text:p><text:span text:style-name="T3">© Pierre ROUZEAU <text:s/>Licence cc BY-SA 4.0</text:span></text:p>
            </draw:text-box>
          </draw:frame>
        </draw:g>
      </draw:page>
      <draw:page draw:name="page3" draw:style-name="dp1" draw:master-page-name="Standard">
        <draw:custom-shape draw:style-name="gr22" draw:text-style-name="P2" draw:layer="layout" svg:width="14.95cm" svg:height="0.396cm" svg:x="3.02cm" svg:y="7.58cm">
          <text:p/>
          <draw:enhanced-geometry svg:viewBox="0 0 21600 21600" draw:mirror-horizontal="false" draw:mirror-vertical="false" draw:type="rectangle" draw:enhanced-path="M 0 0 L 21600 0 21600 21600 0 21600 0 0 Z N"/>
        </draw:custom-shape>
        <draw:custom-shape draw:style-name="gr23" draw:text-style-name="P4" draw:layer="layout" svg:width="0.701cm" svg:height="0.397cm" draw:transform="rotate (1.5707963267949) translate (14.55cm 9.62cm)">
          <text:p/>
          <draw:enhanced-geometry svg:viewBox="0 0 21600 21600" draw:mirror-horizontal="false" draw:mirror-vertical="false" draw:text-areas="0 ?f0 ?f5 ?f2" draw:type="right-arrow" draw:modifiers="12738.4615384615 7435.1758793969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4" draw:layer="layout" svg:width="0.7cm" svg:height="0.24cm" draw:transform="rotate (1.5707963267949) translate (3.1cm 8.755cm)">
          <text:p/>
          <draw:enhanced-geometry svg:viewBox="0 0 21600 21600" draw:mirror-horizontal="tru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3" draw:layer="layout" svg:width="0.53cm" svg:height="0.3cm" draw:transform="rotate (-3.14159265358979) translate (17.56cm 7.93cm)">
          <text:p/>
          <draw:enhanced-geometry svg:viewBox="0 0 21600 21600" draw:mirror-horizontal="false" draw:mirror-vertical="false" draw:text-areas="0 ?f0 ?f5 ?f2" draw:type="right-arrow" draw:modifiers="12849.0727532097 7379.5511221945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7" draw:layer="layout" svg:width="6.304cm" svg:height="0.839cm" svg:x="5.866cm" svg:y="1.717cm">
          <draw:text-box>
            <text:p><text:span text:style-name="T2">Pont à haubans</text:span></text:p>
          </draw:text-box>
        </draw:frame>
        <draw:custom-shape draw:style-name="gr25" draw:text-style-name="P1" draw:layer="layout" svg:width="15.59cm" svg:height="8.46cm" svg:x="2.73cm" svg:y="1.55cm">
          <text:p/>
          <draw:enhanced-geometry svg:viewBox="0 0 21600 21600" draw:type="rectangle" draw:enhanced-path="M 0 0 L 21600 0 21600 21600 0 21600 0 0 Z N"/>
        </draw:custom-shape>
        <draw:frame draw:style-name="gr21" draw:text-style-name="P8" draw:layer="layout" svg:width="4.784cm" svg:height="0.476cm" svg:x="4.466cm" svg:y="9.518cm">
          <draw:text-box>
            <text:p><text:span text:style-name="T3">© Pierre ROUZEAU <text:s/>Licence cc BY-SA 4.0</text:span></text:p>
          </draw:text-box>
        </draw:frame>
        <draw:custom-shape draw:style-name="gr26" draw:text-style-name="P2" draw:layer="layout" svg:width="0.34cm" svg:height="7cm" svg:x="14.58cm" svg:y="1.92cm">
          <text:p/>
          <draw:enhanced-geometry svg:viewBox="0 0 21600 21600" draw:mirror-horizontal="false" draw:mirror-vertical="false" draw:type="rectangle" draw:enhanced-path="M 0 0 L 21600 0 21600 21600 0 21600 0 0 Z N"/>
        </draw:custom-shape>
        <draw:g>
          <draw:line draw:style-name="gr1" draw:text-style-name="P1" draw:layer="layout" svg:x1="14.74cm" svg:y1="2.78cm" svg:x2="12cm" svg:y2="7.76cm">
            <text:p/>
          </draw:line>
          <draw:line draw:style-name="gr1" draw:text-style-name="P1" draw:layer="layout" svg:x1="14.736cm" svg:y1="2.54cm" svg:x2="9.18cm" svg:y2="7.76cm">
            <text:p/>
          </draw:line>
          <draw:line draw:style-name="gr1" draw:text-style-name="P1" draw:layer="layout" svg:x1="14.737cm" svg:y1="2.31cm" svg:x2="6.39cm" svg:y2="7.76cm">
            <text:p/>
          </draw:line>
          <draw:line draw:style-name="gr1" draw:text-style-name="P1" draw:layer="layout" svg:x1="14.75cm" svg:y1="2.17cm" svg:x2="17.74cm" svg:y2="7.76cm">
            <text:p/>
          </draw:line>
        </draw:g>
        <draw:custom-shape draw:style-name="gr24" draw:text-style-name="P3" draw:layer="layout" svg:width="0.479cm" svg:height="0.24cm" draw:transform="rotate (-3.14159265358979) translate (6.867cm 7.88cm)">
          <text:p/>
          <draw:enhanced-geometry svg:viewBox="0 0 21600 21600" draw:mirror-horizontal="true" draw:mirror-vertical="false" draw:text-areas="0 ?f0 ?f5 ?f2" draw:type="right-arrow" draw:modifiers="14004.9875311721 6811.6182572614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3" draw:layer="layout" svg:width="0.564cm" svg:height="0.223cm" draw:transform="skewX (-0.0179768912955416) rotate (-0.57857664703612) translate (14.14cm 2.328cm)">
          <text:p/>
          <draw:enhanced-geometry svg:viewBox="0 0 21600 21600" draw:mirror-horizontal="false" draw:mirror-vertical="true" draw:text-areas="0 ?f0 ?f5 ?f2" draw:type="right-arrow" draw:modifiers="14317.5122749591 6453.112033195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3" draw:layer="layout" svg:width="0.61cm" svg:height="0.24cm" draw:transform="rotate (-0.57857664703612) translate (6.989cm 6.973cm)">
          <text:p/>
          <draw:enhanced-geometry svg:viewBox="0 0 21600 21600" draw:mirror-horizontal="true" draw:mirror-vertical="false" draw:text-areas="0 ?f0 ?f5 ?f2" draw:type="right-arrow" draw:modifiers="14317.5122749591 6453.112033195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3" draw:layer="layout" svg:width="0.61cm" svg:height="0.241cm" draw:transform="rotate (-0.758520092916736) translate (14.14cm 2.668cm)">
          <text:p/>
          <draw:enhanced-geometry svg:viewBox="0 0 21600 21600" draw:mirror-horizontal="false" draw:mirror-vertical="true" draw:text-areas="0 ?f0 ?f5 ?f2" draw:type="right-arrow" draw:modifiers="14317.5122749591 6453.112033195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3" draw:layer="layout" svg:width="0.61cm" svg:height="0.24cm" draw:transform="rotate (-1.07355202290171) translate (14.309cm 3.158cm)">
          <text:p/>
          <draw:enhanced-geometry svg:viewBox="0 0 21600 21600" draw:mirror-horizontal="false" draw:mirror-vertical="true" draw:text-areas="0 ?f0 ?f5 ?f2" draw:type="right-arrow" draw:modifiers="14317.5122749591 6453.112033195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4" draw:layer="layout" svg:width="0.7cm" svg:height="0.38cm" draw:transform="rotate (1.5707963267949) translate (17.57cm 8.72cm)">
          <text:p/>
          <draw:enhanced-geometry svg:viewBox="0 0 21600 21600" draw:mirror-horizontal="false" draw:mirror-vertical="true" draw:text-areas="0 ?f0 ?f5 ?f2" draw:type="right-arrow" draw:modifiers="13126.3908701855 6733.1670822942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3" draw:layer="layout" svg:width="0.637cm" svg:height="0.317cm" draw:transform="skewX (0.00314159265358981) rotate (-1.08210413623648) translate (17.461cm 6.89cm)">
          <text:p/>
          <draw:enhanced-geometry svg:viewBox="0 0 21600 21600" draw:mirror-horizontal="false" draw:mirror-vertical="false" draw:text-areas="0 ?f0 ?f5 ?f2" draw:type="right-arrow" draw:modifiers="13474.6081504702 5857.6271186440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3" draw:layer="layout" svg:width="0.64cm" svg:height="0.28cm" draw:transform="skewX (0.00349065850398871) rotate (-1.08210413623648) translate (15.117cm 2.554cm)">
          <text:p/>
          <draw:enhanced-geometry svg:viewBox="0 0 21600 21600" draw:mirror-horizontal="true" draw:mirror-vertical="true" draw:text-areas="0 ?f0 ?f5 ?f2" draw:type="right-arrow" draw:modifiers="13714.8205928237 6051.0638297872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7" draw:text-style-name="P1" draw:layer="layout" svg:x1="3.46cm" svg:y1="8.04cm" svg:x2="3cm" svg:y2="8.04cm">
          <text:p/>
        </draw:line>
        <draw:custom-shape draw:style-name="gr4" draw:text-style-name="P3" draw:layer="layout" svg:width="0.7cm" svg:height="0.24cm" draw:transform="rotate (1.5707963267949) translate (14.322cm 7.821cm)">
          <text:p/>
          <draw:enhanced-geometry svg:viewBox="0 0 21600 21600" draw:mirror-horizontal="false" draw:mirror-vertical="tru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3" draw:layer="layout" svg:width="0.701cm" svg:height="0.397cm" draw:transform="rotate (1.5707963267949) translate (14.553cm 8.921cm)">
          <text:p/>
          <draw:enhanced-geometry svg:viewBox="0 0 21600 21600" draw:mirror-horizontal="false" draw:mirror-vertical="false" draw:text-areas="0 ?f0 ?f5 ?f2" draw:type="right-arrow" draw:modifiers="12553.8461538462 7055.27638190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3" draw:layer="layout" svg:width="0.7cm" svg:height="0.24cm" draw:transform="rotate (1.5707963267949) translate (14.96cm 7.822cm)">
          <text:p/>
          <draw:enhanced-geometry svg:viewBox="0 0 21600 21600" draw:mirror-horizontal="false" draw:mirror-vertical="tru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3" draw:layer="layout" svg:width="0.7cm" svg:height="0.24cm" draw:transform="rotate (1.5707963267949) translate (3.123cm 7.922cm)">
          <text:p/>
          <draw:enhanced-geometry svg:viewBox="0 0 21600 21600" draw:mirror-horizontal="false" draw:mirror-vertical="tru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9" draw:layer="layout" svg:width="0.11cm" svg:height="0.11cm" svg:x="14.68cm" svg:y="7.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0.61cm" svg:height="0.241cm" draw:transform="rotate (-0.758520092916736) translate (9.583cm 6.95cm)">
          <text:p/>
          <draw:enhanced-geometry svg:viewBox="0 0 21600 21600" draw:mirror-horizontal="true" draw:mirror-vertical="false" draw:text-areas="0 ?f0 ?f5 ?f2" draw:type="right-arrow" draw:modifiers="14317.5122749591 6453.112033195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3" draw:layer="layout" svg:width="0.61cm" svg:height="0.24cm" draw:transform="rotate (-1.07355202290171) translate (12.249cm 6.909cm)">
          <text:p/>
          <draw:enhanced-geometry svg:viewBox="0 0 21600 21600" draw:mirror-horizontal="true" draw:mirror-vertical="false" draw:text-areas="0 ?f0 ?f5 ?f2" draw:type="right-arrow" draw:modifiers="14317.5122749591 6453.112033195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3" draw:layer="layout" svg:width="0.4cm" svg:height="0.24cm" draw:transform="rotate (-3.14159265358979) translate (9.593cm 7.88cm)">
          <text:p/>
          <draw:enhanced-geometry svg:viewBox="0 0 21600 21600" draw:mirror-horizontal="true" draw:mirror-vertical="false" draw:text-areas="0 ?f0 ?f5 ?f2" draw:type="right-arrow" draw:modifiers="12927.680798005 6721.991701244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3" draw:layer="layout" svg:width="0.4cm" svg:height="0.24cm" draw:transform="rotate (-3.14159265358979) translate (12.394cm 7.88cm)">
          <text:p/>
          <draw:enhanced-geometry svg:viewBox="0 0 21600 21600" draw:mirror-horizontal="true" draw:mirror-vertical="false" draw:text-areas="0 ?f0 ?f5 ?f2" draw:type="right-arrow" draw:modifiers="12927.680798005 6721.991701244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4" draw:style-name="dp1" draw:master-page-name="Standard">
        <draw:custom-shape draw:style-name="gr22" draw:text-style-name="P2" draw:layer="layout" svg:width="14.95cm" svg:height="0.396cm" svg:x="3.02cm" svg:y="7.58cm">
          <text:p/>
          <draw:enhanced-geometry svg:viewBox="0 0 21600 21600" draw:mirror-horizontal="false" draw:mirror-vertical="false" draw:type="rectangle" draw:enhanced-path="M 0 0 L 21600 0 21600 21600 0 21600 0 0 Z N"/>
        </draw:custom-shape>
        <draw:custom-shape draw:style-name="gr33" draw:text-style-name="P4" draw:layer="layout" svg:width="0.701cm" svg:height="0.397cm" draw:transform="rotate (1.5707963267949) translate (14.55cm 9.62cm)">
          <text:p/>
          <draw:enhanced-geometry svg:viewBox="0 0 21600 21600" draw:mirror-horizontal="false" draw:mirror-vertical="false" draw:text-areas="0 ?f0 ?f5 ?f2" draw:type="right-arrow" draw:modifiers="12738.4615384615 7435.1758793969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4" draw:layer="layout" svg:width="0.7cm" svg:height="0.24cm" draw:transform="rotate (1.5707963267949) translate (3.1cm 8.755cm)">
          <text:p/>
          <draw:enhanced-geometry svg:viewBox="0 0 21600 21600" draw:mirror-horizontal="tru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3" draw:layer="layout" svg:width="0.53cm" svg:height="0.3cm" draw:transform="rotate (-3.14159265358979) translate (17.56cm 7.93cm)">
          <text:p/>
          <draw:enhanced-geometry svg:viewBox="0 0 21600 21600" draw:mirror-horizontal="false" draw:mirror-vertical="false" draw:text-areas="0 ?f0 ?f5 ?f2" draw:type="right-arrow" draw:modifiers="12849.0727532097 7379.5511221945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7" draw:layer="layout" svg:width="6.304cm" svg:height="0.839cm" svg:x="5.866cm" svg:y="1.717cm">
          <draw:text-box>
            <text:p><text:span text:style-name="T2">Cable stayed bridge</text:span></text:p>
          </draw:text-box>
        </draw:frame>
        <draw:custom-shape draw:style-name="gr34" draw:text-style-name="P1" draw:layer="layout" svg:width="16.2cm" svg:height="8.46cm" svg:x="2.42cm" svg:y="1.55cm">
          <text:p/>
          <draw:enhanced-geometry svg:viewBox="0 0 21600 21600" draw:type="rectangle" draw:enhanced-path="M 0 0 L 21600 0 21600 21600 0 21600 0 0 Z N"/>
        </draw:custom-shape>
        <draw:frame draw:style-name="gr21" draw:text-style-name="P8" draw:layer="layout" svg:width="4.784cm" svg:height="0.476cm" svg:x="4.466cm" svg:y="9.518cm">
          <draw:text-box>
            <text:p><text:span text:style-name="T3">© Pierre ROUZEAU <text:s/>Licence cc BY-SA 4.0</text:span></text:p>
          </draw:text-box>
        </draw:frame>
        <draw:custom-shape draw:style-name="gr26" draw:text-style-name="P2" draw:layer="layout" svg:width="0.34cm" svg:height="7cm" svg:x="14.58cm" svg:y="1.92cm">
          <text:p/>
          <draw:enhanced-geometry svg:viewBox="0 0 21600 21600" draw:mirror-horizontal="false" draw:mirror-vertical="false" draw:type="rectangle" draw:enhanced-path="M 0 0 L 21600 0 21600 21600 0 21600 0 0 Z N"/>
        </draw:custom-shape>
        <draw:g>
          <draw:line draw:style-name="gr1" draw:text-style-name="P1" draw:layer="layout" svg:x1="14.74cm" svg:y1="2.78cm" svg:x2="12cm" svg:y2="7.76cm">
            <text:p/>
          </draw:line>
          <draw:line draw:style-name="gr1" draw:text-style-name="P1" draw:layer="layout" svg:x1="14.736cm" svg:y1="2.54cm" svg:x2="9.18cm" svg:y2="7.76cm">
            <text:p/>
          </draw:line>
          <draw:line draw:style-name="gr1" draw:text-style-name="P1" draw:layer="layout" svg:x1="14.737cm" svg:y1="2.31cm" svg:x2="6.39cm" svg:y2="7.76cm">
            <text:p/>
          </draw:line>
          <draw:line draw:style-name="gr1" draw:text-style-name="P1" draw:layer="layout" svg:x1="14.75cm" svg:y1="2.17cm" svg:x2="17.74cm" svg:y2="7.76cm">
            <text:p/>
          </draw:line>
        </draw:g>
        <draw:custom-shape draw:style-name="gr24" draw:text-style-name="P3" draw:layer="layout" svg:width="0.479cm" svg:height="0.24cm" draw:transform="rotate (-3.14159265358979) translate (6.867cm 7.88cm)">
          <text:p/>
          <draw:enhanced-geometry svg:viewBox="0 0 21600 21600" draw:mirror-horizontal="true" draw:mirror-vertical="false" draw:text-areas="0 ?f0 ?f5 ?f2" draw:type="right-arrow" draw:modifiers="14004.9875311721 6811.6182572614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3" draw:layer="layout" svg:width="0.564cm" svg:height="0.223cm" draw:transform="skewX (-0.0179768912955416) rotate (-0.57857664703612) translate (14.14cm 2.328cm)">
          <text:p/>
          <draw:enhanced-geometry svg:viewBox="0 0 21600 21600" draw:mirror-horizontal="false" draw:mirror-vertical="true" draw:text-areas="0 ?f0 ?f5 ?f2" draw:type="right-arrow" draw:modifiers="14317.5122749591 6453.112033195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3" draw:layer="layout" svg:width="0.61cm" svg:height="0.24cm" draw:transform="rotate (-0.57857664703612) translate (6.989cm 6.973cm)">
          <text:p/>
          <draw:enhanced-geometry svg:viewBox="0 0 21600 21600" draw:mirror-horizontal="true" draw:mirror-vertical="false" draw:text-areas="0 ?f0 ?f5 ?f2" draw:type="right-arrow" draw:modifiers="14317.5122749591 6453.112033195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3" draw:layer="layout" svg:width="0.61cm" svg:height="0.241cm" draw:transform="rotate (-0.758520092916736) translate (14.14cm 2.668cm)">
          <text:p/>
          <draw:enhanced-geometry svg:viewBox="0 0 21600 21600" draw:mirror-horizontal="false" draw:mirror-vertical="true" draw:text-areas="0 ?f0 ?f5 ?f2" draw:type="right-arrow" draw:modifiers="14317.5122749591 6453.112033195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3" draw:layer="layout" svg:width="0.61cm" svg:height="0.24cm" draw:transform="rotate (-1.07355202290171) translate (14.309cm 3.158cm)">
          <text:p/>
          <draw:enhanced-geometry svg:viewBox="0 0 21600 21600" draw:mirror-horizontal="false" draw:mirror-vertical="true" draw:text-areas="0 ?f0 ?f5 ?f2" draw:type="right-arrow" draw:modifiers="14317.5122749591 6453.112033195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4" draw:layer="layout" svg:width="0.7cm" svg:height="0.38cm" draw:transform="rotate (1.5707963267949) translate (17.57cm 8.72cm)">
          <text:p/>
          <draw:enhanced-geometry svg:viewBox="0 0 21600 21600" draw:mirror-horizontal="false" draw:mirror-vertical="true" draw:text-areas="0 ?f0 ?f5 ?f2" draw:type="right-arrow" draw:modifiers="13126.3908701855 6733.1670822942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3" draw:layer="layout" svg:width="0.637cm" svg:height="0.317cm" draw:transform="skewX (0.00314159265358981) rotate (-1.08210413623648) translate (17.461cm 6.89cm)">
          <text:p/>
          <draw:enhanced-geometry svg:viewBox="0 0 21600 21600" draw:mirror-horizontal="false" draw:mirror-vertical="false" draw:text-areas="0 ?f0 ?f5 ?f2" draw:type="right-arrow" draw:modifiers="13474.6081504702 5857.6271186440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3" draw:layer="layout" svg:width="0.64cm" svg:height="0.28cm" draw:transform="skewX (0.00349065850398871) rotate (-1.08210413623648) translate (15.117cm 2.554cm)">
          <text:p/>
          <draw:enhanced-geometry svg:viewBox="0 0 21600 21600" draw:mirror-horizontal="true" draw:mirror-vertical="true" draw:text-areas="0 ?f0 ?f5 ?f2" draw:type="right-arrow" draw:modifiers="13714.8205928237 6051.0638297872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7" draw:text-style-name="P1" draw:layer="layout" svg:x1="3.46cm" svg:y1="8.04cm" svg:x2="3cm" svg:y2="8.04cm">
          <text:p/>
        </draw:line>
        <draw:custom-shape draw:style-name="gr9" draw:text-style-name="P3" draw:layer="layout" svg:width="0.7cm" svg:height="0.24cm" draw:transform="rotate (1.5707963267949) translate (14.322cm 7.821cm)">
          <text:p/>
          <draw:enhanced-geometry svg:viewBox="0 0 21600 21600" draw:mirror-horizontal="false" draw:mirror-vertical="tru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3" draw:layer="layout" svg:width="0.701cm" svg:height="0.397cm" draw:transform="rotate (1.5707963267949) translate (14.553cm 8.921cm)">
          <text:p/>
          <draw:enhanced-geometry svg:viewBox="0 0 21600 21600" draw:mirror-horizontal="false" draw:mirror-vertical="false" draw:text-areas="0 ?f0 ?f5 ?f2" draw:type="right-arrow" draw:modifiers="12553.8461538462 7055.276381909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3" draw:layer="layout" svg:width="0.7cm" svg:height="0.24cm" draw:transform="rotate (1.5707963267949) translate (14.96cm 7.822cm)">
          <text:p/>
          <draw:enhanced-geometry svg:viewBox="0 0 21600 21600" draw:mirror-horizontal="false" draw:mirror-vertical="tru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3" draw:layer="layout" svg:width="0.7cm" svg:height="0.24cm" draw:transform="rotate (1.5707963267949) translate (3.123cm 7.922cm)">
          <text:p/>
          <draw:enhanced-geometry svg:viewBox="0 0 21600 21600" draw:mirror-horizontal="false" draw:mirror-vertical="tru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9" draw:layer="layout" svg:width="0.11cm" svg:height="0.11cm" svg:x="14.68cm" svg:y="7.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0.61cm" svg:height="0.241cm" draw:transform="rotate (-0.758520092916736) translate (9.583cm 6.95cm)">
          <text:p/>
          <draw:enhanced-geometry svg:viewBox="0 0 21600 21600" draw:mirror-horizontal="true" draw:mirror-vertical="false" draw:text-areas="0 ?f0 ?f5 ?f2" draw:type="right-arrow" draw:modifiers="14317.5122749591 6453.112033195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3" draw:layer="layout" svg:width="0.61cm" svg:height="0.24cm" draw:transform="rotate (-1.07355202290171) translate (12.249cm 6.909cm)">
          <text:p/>
          <draw:enhanced-geometry svg:viewBox="0 0 21600 21600" draw:mirror-horizontal="true" draw:mirror-vertical="false" draw:text-areas="0 ?f0 ?f5 ?f2" draw:type="right-arrow" draw:modifiers="14317.5122749591 6453.1120331950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3" draw:layer="layout" svg:width="0.4cm" svg:height="0.24cm" draw:transform="rotate (-3.14159265358979) translate (9.593cm 7.88cm)">
          <text:p/>
          <draw:enhanced-geometry svg:viewBox="0 0 21600 21600" draw:mirror-horizontal="true" draw:mirror-vertical="false" draw:text-areas="0 ?f0 ?f5 ?f2" draw:type="right-arrow" draw:modifiers="12927.680798005 6721.991701244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3" draw:layer="layout" svg:width="0.4cm" svg:height="0.24cm" draw:transform="rotate (-3.14159265358979) translate (12.394cm 7.88cm)">
          <text:p/>
          <draw:enhanced-geometry svg:viewBox="0 0 21600 21600" draw:mirror-horizontal="true" draw:mirror-vertical="false" draw:text-areas="0 ?f0 ?f5 ?f2" draw:type="right-arrow" draw:modifiers="12927.680798005 6721.9917012448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5" draw:style-name="dp1" draw:master-page-name="Standard">
        <draw:custom-shape draw:style-name="gr4" draw:text-style-name="P3" draw:layer="layout" svg:width="0.7cm" svg:height="0.24cm" svg:x="14.033cm" svg:y="21.328cm">
          <text:p/>
          <draw:enhanced-geometry svg:viewBox="0 0 21600 21600" draw:mirror-horizontal="fals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0.7cm" svg:height="0.24cm" svg:x="14.035cm" svg:y="21.93cm">
          <text:p/>
          <draw:enhanced-geometry svg:viewBox="0 0 21600 21600" draw:mirror-horizontal="fals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0.7cm" svg:height="0.24cm" svg:x="14.035cm" svg:y="22.93cm">
          <text:p/>
          <draw:enhanced-geometry svg:viewBox="0 0 21600 21600" draw:mirror-horizontal="fals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0.7cm" svg:height="0.24cm" draw:transform="rotate (1.5707963267949) translate (17.61cm 22.481cm)">
          <text:p/>
          <draw:enhanced-geometry svg:viewBox="0 0 21600 21600" draw:mirror-horizontal="false" draw:mirror-vertical="false" draw:text-areas="0 ?f0 ?f5 ?f2" draw:type="right-arrow" draw:modifiers="16152.4926686217 6692.957746478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7" draw:layer="layout" svg:width="9.174cm" svg:height="0.839cm" svg:x="6.166cm" svg:y="1.217cm">
          <draw:text-box>
            <text:p><text:span text:style-name="T2">Pont en arc à tablier traversant</text:span></text:p>
          </draw:text-box>
        </draw:frame>
        <draw:custom-shape draw:style-name="gr20" draw:text-style-name="P1" draw:layer="layout" svg:width="16.2cm" svg:height="15.34cm" svg:x="2.42cm" svg:y="1.08cm">
          <text:p/>
          <draw:enhanced-geometry svg:viewBox="0 0 21600 21600" draw:type="rectangle" draw:enhanced-path="M 0 0 L 21600 0 21600 21600 0 21600 0 0 Z N"/>
        </draw:custom-shape>
        <draw:frame draw:style-name="gr21" draw:text-style-name="P8" draw:layer="layout" svg:width="4.784cm" svg:height="0.476cm" svg:x="13.666cm" svg:y="15.918cm">
          <draw:text-box>
            <text:p><text:span text:style-name="T3">© Pierre ROUZEAU <text:s/>Licence cc BY-SA 4.0</text:span></text:p>
          </draw:text-box>
        </draw:frame>
        <draw:custom-shape draw:style-name="gr36" draw:text-style-name="P9" draw:layer="layout" svg:width="0.33cm" svg:height="0.33cm" svg:x="13.8cm" svg:y="18.92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17T11:53:59.493000000</meta:creation-date>
    <dc:date>2018-06-17T23:41:37.169000000</dc:date>
    <meta:editing-duration>PT5H16M51S</meta:editing-duration>
    <meta:editing-cycles>24</meta:editing-cycles>
    <meta:generator>LibreOffice/6.0.4.2$Windows_X86_64 LibreOffice_project/9b0d9b32d5dcda91d2f1a96dc04c645c450872bf</meta:generator>
    <meta:document-statistic meta:object-count="28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sub ExportFullPng
	ExportImg ("png", false, 220, 64, ".p", ".s")
end sub

sub ExportFullJpg
	ExportImg ("jpg", false, 220, 64, ".p", ".s")
end sub

sub ExportSelPng
	ExportImg ("png", true, 220, 64, ".p", ".s")
end sub

sub ExportSelJpg
	ExportImg ("jpg", true, 256, 256, "", "")
end sub

sub ExportSelBmp 'exporte, mais la définition n'est pas claire, seul le paramètre de la petite image semble avoir un effet
	ExportImg ("bmp", true, 220, 50, ".p", ".s")
end sub

'Exportation de libre office draw vers des images bitmap png ou jpeg, avec deux tailles par page, pour chaque page
'soit la pleine page, soit les graphismes seulements (sélectionnés automatiquement)
'La taille est basés sur des densités de pixels en dpi (dots par inch)
'Les images sont exportées avec le nom du fichier, le numéro, le nom de la page, 
'une extension pour chaque taille d'image, dans le répertoire du fichier,
'Si vous voulez une seule taille par page, mettez la même définition et la même extension pour les deux tailles d'images. 

Sub ExportImg (format, selection, dpiLarge, dpiSmall, aEXtp, aEXts) 'Exporte la selection complete de chaque page en fonction de dpi
'aEXtp = 'extension de la grande image
'aEXts = 'extension de la petite image
REM Filter dependent filter properties
Dim aFilterData (10) As New com.sun.star.beans.PropertyValue
Dim sFileUrl As String
Dim oDoc, fDoc, dispatcher AS Object
Dim oDrawPage As Object
Dim curFile, aFile, aPage as String
'aEXtp, aEXts 
Dim defdpi as Integer
Dim selWidth,selHeight as Long
Dim cfRed, hratio as double
Dim gsize (2) 

'Nomme les pages, pour remplacer le numéro de page - ce qui suit est un exemple
pageName = array ("through_arch_fr","through_arch_en","cable_stayed_fr","cable_stayed_en","nil")
'image limit is fooled by invisible shape limit, so we may impose manually some dimensions
'vertExtent = array ("5000","5000","","","")

'Vous pouvez imposer les dimensions d'image au lieu des densités de pixels en remplissant ces tableaux -&gt; les dpi images seront erronés
'arrWidthp = array (1536,1536,1536,1536,1536,1536,1536,1536,1536,1536,1536,1536,800)
'arrWidths = array (640,576,512,512,576,512,512,576,576,512,512,640,220)

oDoc = ThisComponent
curFile = ThisComponent.getURL()
curFile = Left(curFile, Len(curFile)-4) 'Supprime l'extension de fichier (.odg)

For i = 0 to oDoc.getDrawPages().Count-1  'Balaye toutes les pages     
	oDrawPage = oDoc.getDrawPages().getByIndex(i)
	oDoc.CurrentController.setCurrentPage(oDrawPage)
	if (selection) then
		fDoc   = oDoc.CurrentController.Frame
		dispatcher = createUnoService("com.sun.star.frame.DispatchHelper")
		dispatcher.executeDispatch(fDoc, ".uno:SelectAll", "", 0, Array()) 'sélectionne tous les éléments
	end if
	xView = oDoc.currentController
	xObj = xView.currentPage
	xSelection = xView.selection 
	If not(selection) or isEmpty(xSelection) then
		xObj = xView.currentPage
		selWidth = oDrawPage.Width 'Largeur de la page
		selHeight = oDrawPage.Height 'Hauteur de la page
	else 
		xObj = xSelection
		gsize = calcSize(xObj) 'Calcule la largeur des éléments sélectionnés
		selWidth = gsize(0)
		selHeight = gsize(1)
	'	If (vertExtent(i)&lt;&gt;"") then
	'	  selHeight = vertExtent(i) 'impose la hauteur
	'	End if  
	End If
	hratio = selHeight/selWidth
	aPage = "_p"+ (i+1)	'nom de la page par défaut
	
	' PARAMETRES D'EXPORTATION
	aFilterData(0).Name = "PixelWidth" 
	aFilterData(0).Value = Int(selWidth*(dpiLarge/2540))
    on error Resume Next
    	aPage = "_"+pageName(i) 'nomme la page si elle est dans un tableau
    	aFilterData(0).Value = arrWidthp(i) 'définit la largeur si elle est dans un tableau
    on error Goto 0 	
	aFilterData(1).Name = "PixelHeight"
	aFilterData(1).Value = Int(hratio*aFilterData(0).Value)
	' compression - png
	aFilterData(2).Name ="Compression"
	aFilterData(2).Value = 9 'de 0 à 9
	' entrelacement - png
	aFilterData(3).Name ="Interlaced"
	aFilterData(3).Value = 0
	' transparence (png - doit être faux, sinon problème de lisibilité)
	aFilterData(4).Name = "Translucent"
	'Paramètres pour exportation jpeg
	aFilterData(4).Value = false
	aFilterData(7).Name = "Resolution"
	aFilterData(7).Value = dpiLarge	'Requis pour fichier bmp, mais le fonctionnement n'est pas clair
	aFilterData(8).Name ="LogicalWidth" 
   	aFilterData(8).Value = aFilterData(0).Value*2540/dpiLarge		
	aFilterData(9).Name ="LogicalHeight" 
  	aFilterData(9).Value = aFilterData(1).Value*2540/dpiLarge		
	aFilterData(10).Name ="Quality"  
	aFilterData(10).Value = 85
    
    oDoc.CurrentController.setCurrentPage(oDrawPage)
	sFileUrl =  curFile + aPage + aExtp	+ "." + format
	Export (xObj, sFileUrl, aFilterData(), format) 'Exporter grande image
	Wait 500
	aFilterData(0).Value = Int(selWidth*(dpiSmall/2540))
    on error Resume Next
        aFilterData(0).Value = arrWidths(i)
    on error Goto 0 	
	aFilterData(1).Value = Int(hratio*aFilterData(0).Value)
	if format="bmp" then
		aFilterData(8).Value = Int(aFilterData(8).Value*dpiSmall/dpiLarge)
		aFilterData(9).Value = Int(aFilterData(9).Value*dpiSmall/dpiLarge)
	end if
	if format="png" then curFile = Replace (curFile, "Bridges_", "") '!! c'est historique...
 	sFileUrl =  curFile + aPage + aExts	+ "." + format
	Export (xObj, sFileUrl, aFilterData(), format) 'Exporter petite image
	Wait 500
Next i
oDrawPage = oDoc.getDrawPages().getByIndex(0)
oDoc.CurrentController.setCurrentPage(oDrawPage)

End Sub

Sub Export (xObject, sFileUrl As String, aFilterData, format)
Dim xExporter, mediaExt
xExporter = createUnoService( "com.sun.star.drawing.GraphicExportFilter" )
xExporter.SetSourceDocument(xObject)
Dim aArgs (2) As New com.sun.star.beans.PropertyValue
Dim aURL As New com.sun.star.util.URL
aURL.complete = sFileUrl
if format="jpg" then 
	mediaExt = "jpeg" ' "image/jpg" ne fonctionne pas correctement
else
	mediaExt = format
end if	
aArgs(0).Name = "MediaType"
aArgs(0).Value = "image/"+mediaExt
aArgs(1).Name = "URL"
aArgs(1).Value = aURL
aArgs(2).Name = "FilterData"
aArgs(2).Value = aFilterData
xExporter.filter(aArgs())
End Sub

function calcSize (oObj) 'oObj est une selection d'objets graphiques dont on calcule les dimensions
Dim x0, y0, x1, y1 As Long 'La hauteur peut dépasser 32000-&gt; entier long 
    x0=oObj(0).Position.X
    y0=oObj(0).Position.Y
    x1=x0+oObj(0).Size.Width
    y1=y0+oObj(0).Size.Height
    For i=1 To (oObj.Count-1)
        If (oObj(i).Position.X&lt;x0) Then x0=oObj(i).Position.X
        If (oObj(i).Position.Y&lt;y0) Then y0=oObj(i).Position.Y
        If ((oObj(i).Position.X+oObj(i).Size.Width)&gt;x1) then x1=oObj(i).Position.X+oObj(i).Size.Width
        If ((oObj(i).Position.Y+oObj(i).Size.Height)&gt;y1) then y1=oObj(i).Position.Y+oObj(i).Size.Height
    Next i 
    calcSize = array(x1-x0, y1-y0)
end function

Sub HideLayer
  If ThisComponent.supportsService("com.sun.star.drawing.DrawingDocument") Then
    oLayerManager = ThisComponent.getLayerManager()
    oLayer = oLayerManager.getByName("Copyright")
    oCurrentController = ThisComponent.getCurrentController()
    oCurrentController.setPropertyValue("VisibleLayer", oLayer) ' Don't work, what is the property ? 
  End If
End Sub

Function Replace(Source As String, Search As String, NewPar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Part
        StartPos = CurrentPos + Len(Search)
      Else
        Result = Result + Mid(Source, StartPos, Len(Source))
      End If                ' Position &lt;&gt; 0
    Loop 
  End If 
 
  Replace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